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urier New" fo:font-size="8pt" officeooo:rsid="001c8e1b" officeooo:paragraph-rsid="001c8e1b" style:font-size-asian="8pt" style:font-size-complex="8pt"/>
    </style:style>
    <style:style style:name="P2" style:family="paragraph" style:parent-style-name="Footer">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officeooo:rsid="001c9f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s text:c="36"/>#</text:p>
      <text:p text:style-name="P1"># <text:s text:c="4"/><text:span text:style-name="T2">routines rapport_2014.R <text:s/></text:span><text:s text:c="4"/>#</text:p>
      <text:p text:style-name="P1"># <text:s text:c="36"/>#</text:p>
      <text:p text:style-name="P1">#######################################</text:p>
      <text:p text:style-name="P1"/>
      <text:p text:style-name="P1"># format.n()</text:p>
      <text:p text:style-name="P1"># completude()</text:p>
      <text:p text:style-name="P1"># radar.completude()</text:p>
      <text:p text:style-name="P1"># synthese.completude()</text:p>
      <text:p text:style-name="P1"># reorder.dataframe.fedoru()</text:p>
      <text:p text:style-name="P1"># reorder.vector.fedoru()</text:p>
      <text:p text:style-name="P1"># teste.radar()</text:p>
      <text:p text:style-name="P1"># count.CIM10()</text:p>
      <text:p text:style-name="P1"># passage()</text:p>
      <text:p text:style-name="P1"># horaire()</text:p>
      <text:p text:style-name="P1"># datetime()</text:p>
      <text:p text:style-name="P1"># pds()</text:p>
      <text:p text:style-name="P1"># tab.completude</text:p>
      <text:p text:style-name="P1"># passages2</text:p>
      <text:p text:style-name="P1"># duree.passage</text:p>
      <text:p text:style-name="P1"># summary.passages</text:p>
      <text:p text:style-name="P1"># summary.sexe</text:p>
      <text:p text:style-name="P1"># summary.entree</text:p>
      <text:p text:style-name="P1"># summary.transport</text:p>
      <text:p text:style-name="P1"># summary.ccmu</text:p>
      <text:p text:style-name="P1"># summary.dateheure</text:p>
      <text:p text:style-name="P1"># summary.mode.sortie</text:p>
      <text:p text:style-name="P1"># summary.dp</text:p>
      <text:p text:style-name="P1"># summary.age</text:p>
      <text:p text:style-name="P1"># summary.wday</text:p>
      <text:p text:style-name="P1"># summary.cp</text:p>
      <text:p text:style-name="P1"># analyse.type.etablissement</text:p>
      <text:p text:style-name="P1"># summary.destination</text:p>
      <text:p text:style-name="P1"># summary.orientation</text:p>
      <text:p text:style-name="P1"><text:s text:c="4"/></text:p>
      <text:p text:style-name="P1">#===============================================</text:p>
      <text:p text:style-name="P1">#</text:p>
      <text:p text:style-name="P1"># <text:span text:style-name="T1">Formate un nombre à imprimer</text:span></text:p>
      <text:p text:style-name="P1">#</text:p>
      <text:p text:style-name="P1">#===============================================</text:p>
      <text:p text:style-name="P1">#'@author JcB - 2015-03-12</text:p>
      <text:p text:style-name="P1">#'@description formate un nombre en ajoutant un espace pour les milliers</text:p>
      <text:p text:style-name="P1">#' <text:s text:c="42"/>une virgule décimale</text:p>
      <text:p text:style-name="P1">#' <text:s text:c="42"/>pas de notation scientifique</text:p>
      <text:p text:style-name="P1">#' <text:s text:c="42"/>deux chiffres significatifs</text:p>
      <text:p text:style-name="P1">#'@usage format.n(7890.14) -&gt; "7 890,14"</text:p>
      <text:p text:style-name="P1">format.n &lt;- function(x){</text:p>
      <text:p text:style-name="P1"><text:s text:c="4"/>return(format(x, big.mark = " ", decimal.mark = ",", scientific = FALSE, digits = 2))</text:p>
      <text:p text:style-name="P1">}</text:p>
      <text:p text:style-name="P1"/>
      <text:p text:style-name="P1"># # complétude brute. Des corrections sont nécessaires pour DESTINATION</text:p>
      <text:p text:style-name="P1"># completude &lt;- apply(dx, 2, function(x){round(100 * mean(!is.na(x)),2)})</text:p>
      <text:p text:style-name="P1"># # correction pour Destination et Orientation</text:p>
      <text:p text:style-name="P1"># # Les items DESTINATION et ORIENTATION ne s'appliquent qu'aux patients hspitalisés. On appelle hospitalisation les RPU pour lequels la rubrique MODE_SORTIE = MUTATION ou TRANSFERT. Pour les sorties à domicile, ces rubriques nepeuvent pas être complétées ce qui entraine une sous estimation importante du taux de complétude pour ces deux rubriques. On ne retient donc que le sous ensemble des patients hospitalisés pour lesquels les rubriques DESTINATION et ORIENTATION doivent ^tre renseignées.</text:p>
      <text:p text:style-name="P1"># hosp &lt;- dx[dx$MODE_SORTIE %in% c("Mutation","Transfert"), c("DESTINATION", "ORIENTATION")]</text:p>
      <text:p text:style-name="P1"># completude.hosp &lt;- apply(hosp, 2, function(x){round(100 * mean(!is.na(x)),2)})</text:p>
      <text:p text:style-name="P1"># completude['ORIENTATION'] &lt;- completude.hosp['ORIENTATION']</text:p>
      <text:p text:style-name="P1"># completude['DESTINATION'] &lt;- completude.hosp['DESTINATION']</text:p>
      <text:p text:style-name="P1"># # on retire les colonnes sans intérêt: id, EXTRACT</text:p>
      <text:p text:style-name="P1"># completude &lt;- completude[-c(1,7)]</text:p>
      <text:p text:style-name="P1"># sort(completude)</text:p>
      <text:p text:style-name="P1"/>
      <text:p text:style-name="P1">#===============================================</text:p>
      <text:p text:style-name="P1">#</text:p>
      <text:p text:style-name="P1"># <text:span text:style-name="T1">Taux complétude RPU</text:span></text:p>
      <text:p text:style-name="P1">#</text:p>
      <text:p text:style-name="P1">#===============================================</text:p>
      <text:p text:style-name="P1"/>
      <text:p text:style-name="P1">#'@title taux de complétude global. </text:p>
      <text:p text:style-name="P1">#'@description Pour chacune des rubriques RPU calcule le taux de réponse (complétude)</text:p>
      <text:p text:style-name="P1"><text:soft-page-break/>#'@details todo</text:p>
      <text:p text:style-name="P1">#'@author JcB 2013-02-01, email{jeanclaude.bartier@gmail.com}</text:p>
      <text:p text:style-name="P1">#'@license: creative commons</text:p>
      <text:p text:style-name="P1">#'@keywords complétude</text:p>
      <text:p text:style-name="P1">#'@family RPU</text:p>
      <text:p text:style-name="P1">#'@param dx Un dataframe</text:p>
      <text:p text:style-name="P1">#'#'@param calcul 2 options "percent" (défaut) ou "somme". Somme = nb de réponses</text:p>
      <text:p text:style-name="P1">#' <text:s text:c="7"/>non nulles. Percent = % de réponses non nulles.</text:p>
      <text:p text:style-name="P1">#'@param tri si tri = TRUE (defaut) les colonnes sont triées par ordre croissant.</text:p>
      <text:p text:style-name="P1">#'@return vecteur des taux de complétude</text:p>
      <text:p text:style-name="P1">#'@example todo</text:p>
      <text:p text:style-name="P1">#'@export</text:p>
      <text:p text:style-name="P1"/>
      <text:p text:style-name="P1">completude &lt;- function(dx, calcul = "percent", tri = FALSE){</text:p>
      <text:p text:style-name="P1"><text:s text:c="4"/># calcul du % ou de la somme</text:p>
      <text:p text:style-name="P1"><text:s text:c="4"/>percent &lt;- function(x){round(100 * mean(!is.na(x)),2)}</text:p>
      <text:p text:style-name="P1"><text:s text:c="4"/>somme &lt;- function(x){sum(!is.na(x))}</text:p>
      <text:p text:style-name="P1"><text:s text:c="4"/>"%!in%" &lt;- function(x, y) x[!x %in% y]</text:p>
      <text:p text:style-name="P1"><text:s text:c="4"/></text:p>
      <text:p text:style-name="P1"><text:s text:c="4"/>if(calcul == "percent")</text:p>
      <text:p text:style-name="P1"><text:s text:c="8"/>fun &lt;- percent</text:p>
      <text:p text:style-name="P1"><text:s text:c="4"/>else</text:p>
      <text:p text:style-name="P1"><text:s text:c="8"/>fun &lt;- somme</text:p>
      <text:p text:style-name="P1"><text:s text:c="4"/></text:p>
      <text:p text:style-name="P1"><text:s text:c="4"/>#' complétude brute. Des corrections sont nécessaires pour DESTINATION</text:p>
      <text:p text:style-name="P1"><text:s text:c="4"/>completude &lt;- apply(dx, 2, fun)</text:p>
      <text:p text:style-name="P1"><text:s text:c="4"/></text:p>
      <text:p text:style-name="P1"><text:s text:c="4"/>#' correction pour Destination et Orientation</text:p>
      <text:p text:style-name="P1"><text:s text:c="4"/>#' Les items DESTINATION et ORIENTATION ne s'appliquent qu'aux patients hspitalisés. </text:p>
      <text:p text:style-name="P1"><text:s text:c="4"/>#' On appelle hospitalisation les RPU pour lequels la rubrique MODE_SORTIE = MUTATION ou TRANSFERT. </text:p>
      <text:p text:style-name="P1"><text:s text:c="4"/>#' Pour les sorties à domicile, ces rubriques ne peuvent pas être complétées ce qui entraine </text:p>
      <text:p text:style-name="P1"><text:s text:c="4"/>#' une sous estimation importante du taux de complétude pour ces deux rubriques. </text:p>
      <text:p text:style-name="P1"><text:s text:c="4"/>#' On ne retient donc que le sous ensemble des patients hospitalisés pour lesquels les rubriques </text:p>
      <text:p text:style-name="P1"><text:s text:c="4"/>#' DESTINATION et ORIENTATION doivent être renseignées.</text:p>
      <text:p text:style-name="P1"><text:s text:c="4"/>hosp &lt;- dx[dx$MODE_SORTIE %in% c("Mutation","Transfert"), c("DESTINATION", "ORIENTATION")]</text:p>
      <text:p text:style-name="P1"><text:s text:c="4"/>completude.hosp &lt;- apply(hosp, 2, fun)</text:p>
      <text:p text:style-name="P1"><text:s text:c="4"/>completude['ORIENTATION'] &lt;- completude.hosp['ORIENTATION']</text:p>
      <text:p text:style-name="P1"><text:s text:c="4"/>completude['DESTINATION'] &lt;- completude.hosp['DESTINATION']</text:p>
      <text:p text:style-name="P1"><text:s text:c="4"/></text:p>
      <text:p text:style-name="P1"><text:s text:c="4"/>#' Correction pour DP. Cette rubrique ne peut pas être remplie dans le cas où ORIENTATION =</text:p>
      <text:p text:style-name="P1"><text:s text:c="4"/>#' FUGUE, PSA, SCAM, REO</text:p>
      <text:p text:style-name="P1"><text:s text:c="4"/># exemple d'utilisation de NOT IN</text:p>
      <text:p text:style-name="P1"><text:s text:c="4"/>dp &lt;- dx[!(dx$ORIENTATION %in% c("FUGUE","PSA","SCAM","REO")), "DP"]</text:p>
      <text:p text:style-name="P1"><text:s text:c="4"/># completude['DP'] &lt;- mean(!is.na(dx$DP)) * 100 # erreur remplacer !is.na(dx$DP) par !is.na(dp$DP)</text:p>
      <text:p text:style-name="P1"><text:s text:c="4"/>completude['DP'] &lt;- fun(dp)</text:p>
      <text:p text:style-name="P1"/>
      <text:p text:style-name="P1"><text:s text:c="4"/># réorganise les données dans l'ordre de la FEDORU</text:p>
      <text:p text:style-name="P1"><text:s text:c="4"/>completude &lt;- reorder.vector.fedoru(completude)</text:p>
      <text:p text:style-name="P1"><text:s text:c="4"/>#' completude &lt;- completude[-c(1,7)]</text:p>
      <text:p text:style-name="P1"><text:s text:c="4"/>if (tri == TRUE)</text:p>
      <text:p text:style-name="P1"><text:s text:c="8"/>completude &lt;- sort(completude) # tableau trié</text:p>
      <text:p text:style-name="P1"><text:s text:c="4"/>return(completude) </text:p>
      <text:p text:style-name="P1">}</text:p>
      <text:p text:style-name="P1"/>
      <text:p text:style-name="P1">#===============================================</text:p>
      <text:p text:style-name="P1">#</text:p>
      <text:p text:style-name="P1"># <text:span text:style-name="T1">diagramme en étoile de la complétude</text:span></text:p>
      <text:p text:style-name="P1">#</text:p>
      <text:p text:style-name="P1">#===============================================</text:p>
      <text:p text:style-name="P1"/>
      <text:p text:style-name="P1">#'@description dessine un graphe en étoile à partir des données retournées par "completude"</text:p>
      <text:p text:style-name="P1">#'@author JcB 2013-02-01</text:p>
      <text:p text:style-name="P1">#'@license: creative commons</text:p>
      <text:p text:style-name="P1">#'@keywords spider, diagramme étoile</text:p>
      <text:p text:style-name="P1">#'@family RPU</text:p>
      <text:p text:style-name="P1">#'@param completude taux de completude global calculé par la fonction completude</text:p>
      <text:p text:style-name="P1">#'@param finess character: nom de l'établissement. NULL (defaut) =&gt; tout le datafame</text:p>
      <text:p text:style-name="P1">#'@return diagramme en étoile</text:p>
      <text:p text:style-name="P1">#'@exemple radar.completude(completude(dx))</text:p>
      <text:p text:style-name="P1">#'#'@exemple radar.completude(completude(dwis), "Wissembourg")</text:p>
      <text:p text:style-name="P1">#'@export</text:p>
      <text:p text:style-name="P1"/>
      <text:p text:style-name="P1"><text:span text:style-name="T1">radar.completude</text:span> &lt;- function(completude, finess = NULL, titre = NULL){</text:p>
      <text:p text:style-name="P1"><text:s text:c="4"/>library("openintro")</text:p>
      <text:p text:style-name="P1"><text:s text:c="4"/>library("plotrix")</text:p>
      <text:p text:style-name="P1"><text:soft-page-break/><text:s text:c="4"/>par(cex.axis = 0.8, cex.lab = 0.8) #' taille des caractères</text:p>
      <text:p text:style-name="P1"><text:s text:c="4"/>#' diagramme en étoile: réglage de la distance de la légende </text:p>
      <text:p text:style-name="P1"><text:s text:c="4"/>#' par rapport à l'extrémité du trait. Toutes des distances sont fixées à 1.24 puis</text:p>
      <text:p text:style-name="P1"><text:s text:c="4"/>#' certaines sont augmentées ou diminuée en fonction de leur taille.</text:p>
      <text:p text:style-name="P1"><text:s text:c="4"/>prop &lt;- rep(1.24, length(completude))</text:p>
      <text:p text:style-name="P1"><text:s text:c="4"/>prop[1] &lt;- 1.1</text:p>
      <text:p text:style-name="P1"><text:s text:c="4"/>prop[2] &lt;- 1.1</text:p>
      <text:p text:style-name="P1"><text:s text:c="4"/>prop[10] &lt;- 1.27</text:p>
      <text:p text:style-name="P1"><text:s text:c="4"/>prop[19] &lt;- 1.1</text:p>
      <text:p text:style-name="P1"><text:s text:c="4"/></text:p>
      <text:p text:style-name="P1"><text:s text:c="4"/>if(is.null(finess))</text:p>
      <text:p text:style-name="P1"><text:s text:c="6"/>main = "Radar de complétude régional (%)"</text:p>
      <text:p text:style-name="P1"><text:s text:c="4"/>else</text:p>
      <text:p text:style-name="P1"><text:s text:c="6"/>main = paste0(finess, " - Radar de complétude (%)")</text:p>
      <text:p text:style-name="P1"><text:s text:c="4"/></text:p>
      <text:p text:style-name="P1"><text:s text:c="4"/>radial.plot(completude, rp.type="p", </text:p>
      <text:p text:style-name="P1"><text:s text:c="8"/>radial.lim=c(0,100), </text:p>
      <text:p text:style-name="P1"><text:s text:c="8"/>radial.labels=c("0","20%","40%","60%","80%",""),</text:p>
      <text:p text:style-name="P1"><text:s text:c="8"/>poly.col = fadeColor("khaki",fade = "A0"), <text:s/>#' line.col="khaki",</text:p>
      <text:p text:style-name="P1"><text:s text:c="8"/>start = 1.57, </text:p>
      <text:p text:style-name="P1"><text:s text:c="8"/>clockwise = TRUE, </text:p>
      <text:p text:style-name="P1"><text:s text:c="8"/>line.col = "red",</text:p>
      <text:p text:style-name="P1"><text:s text:c="8"/>#line.col = c(rep("yellow",3), rep("green", 4), rep("red", 9),rep("blue", 3))</text:p>
      <text:p text:style-name="P1"><text:s text:c="8"/>labels = names(completude), </text:p>
      <text:p text:style-name="P1"><text:s text:c="8"/>cex.axis = 0.6,</text:p>
      <text:p text:style-name="P1"><text:s text:c="8"/>label.prop = prop, # positionne individuellement chaque label</text:p>
      <text:p text:style-name="P1"><text:s text:c="8"/>mar = c(3,0,3,0),</text:p>
      <text:p text:style-name="P1"><text:s text:c="8"/>show.grid.labels = 1, #' N = 4</text:p>
      <text:p text:style-name="P1"><text:s text:c="8"/>main = main,</text:p>
      <text:p text:style-name="P1"><text:s text:c="8"/>#boxed.labels = FALSE,</text:p>
      <text:p text:style-name="P1"><text:s text:c="8"/>boxed.radial = FALSE</text:p>
      <text:p text:style-name="P1"><text:s text:c="4"/>)</text:p>
      <text:p text:style-name="P1"><text:s text:c="4"/># par()</text:p>
      <text:p text:style-name="P1">}</text:p>
      <text:p text:style-name="P1"/>
      <text:p text:style-name="P1">#===============================================</text:p>
      <text:p text:style-name="P1">#</text:p>
      <text:p text:style-name="P1"># <text:span text:style-name="T1">Synthèse Taux complétude RPU</text:span></text:p>
      <text:p text:style-name="P1">#</text:p>
      <text:p text:style-name="P1">#===============================================</text:p>
      <text:p text:style-name="P1">#</text:p>
      <text:p text:style-name="P1">#' A partir du dataframe initial (dx) calcule le tableau des taux de complétude</text:p>
      <text:p text:style-name="P1">#' de l'ensemble des Finess présents dans dx. Le tableau comporte en ordonnée le</text:p>
      <text:p text:style-name="P1">#' nom des établissements, en abcisse les différents items du RPU et à l'intersection</text:p>
      <text:p text:style-name="P1">#' ligne/colonne la complétude correspondante. dx peut comprter un ou plusieurs Finess</text:p>
      <text:p text:style-name="P1">#' et concerner une période variable (semaine, mois, année...)</text:p>
      <text:p text:style-name="P1">#' Nécessite la librairie plyr pour la fonction ddply()</text:p>
      <text:p text:style-name="P1">#'</text:p>
      <text:p text:style-name="P1">#'@name synthese.completude</text:p>
      <text:p text:style-name="P1">#'@param dx dataframe de type RPU</text:p>
      <text:p text:style-name="P1">#'@return un dataframe</text:p>
      <text:p text:style-name="P1">#'@usage synthese.completude(dx)</text:p>
      <text:p text:style-name="P1">#'</text:p>
      <text:p text:style-name="P1">synthese.completude &lt;- function(dx){</text:p>
      <text:p text:style-name="P1"><text:s text:c="4"/>b &lt;- ddply(dx, .(FINESS), completude)</text:p>
      <text:p text:style-name="P1"><text:s text:c="4"/>rownames(b) &lt;- levels(factor(dx$FINESS))</text:p>
      <text:p text:style-name="P1"><text:s text:c="4"/>return(b)</text:p>
      <text:p text:style-name="P1">}</text:p>
      <text:p text:style-name="P1"/>
      <text:p text:style-name="P1">#' autre usage: analyse individuelle</text:p>
      <text:p text:style-name="P1">#' synthese.completude(dx[dx$FINESS == "Hag",])</text:p>
      <text:p text:style-name="P1"/>
      <text:p text:style-name="P1"/>
      <text:p text:style-name="P1"># Durée de passage</text:p>
      <text:p text:style-name="P1"># Différence entre la date-heure d'entrée et de sortie</text:p>
      <text:p text:style-name="P1"/>
      <text:p text:style-name="P1">#===============================================</text:p>
      <text:p text:style-name="P1">#</text:p>
      <text:p text:style-name="P1"># <text:span text:style-name="T1">Ordonner les colonnes du dataframe</text:span></text:p>
      <text:p text:style-name="P1">#</text:p>
      <text:p text:style-name="P1">#===============================================</text:p>
      <text:p text:style-name="P1"># Réordonne les colonnes du dataframe RPU dans l'ordre défini par la FEDORU.</text:p>
      <text:p text:style-name="P1"># Permet une meilleure cohérence du diagramme en étoile</text:p>
      <text:p text:style-name="P1">reorder.dataframe.fedoru &lt;- function(dx){</text:p>
      <text:p text:style-name="P1"><text:s text:c="4"/>dx &lt;- dx[, c("FINESS","id","EXTRACT","CODE_POSTAL","COMMUNE","NAISSANCE",</text:p>
      <text:p text:style-name="P1"><text:s text:c="17"/>"SEXE","ENTREE","MODE_ENTREE","PROVENANCE","TRANSPORT","TRANSPORT_PEC",</text:p>
      <text:p text:style-name="P1"><text:s text:c="17"/>"SORTIE","MODE_SORTIE","DESTINATION","ORIENTATION","MOTIF",</text:p>
      <text:p text:style-name="P1"><text:soft-page-break/><text:s text:c="17"/>"GRAVITE","DP")]</text:p>
      <text:p text:style-name="P1"><text:s text:c="4"/>return(dx)</text:p>
      <text:p text:style-name="P1">}</text:p>
      <text:p text:style-name="P1"/>
      <text:p text:style-name="P1">#===============================================</text:p>
      <text:p text:style-name="P1">#</text:p>
      <text:p text:style-name="P1"># <text:span text:style-name="T1">Ordonner les variable d'un vecteur</text:span></text:p>
      <text:p text:style-name="P1">#</text:p>
      <text:p text:style-name="P1">#===============================================</text:p>
      <text:p text:style-name="P1">#' On part d'un vecteur contenant les intitulés du RPU et on le réordonne pour que</text:p>
      <text:p text:style-name="P1">#' les intitulés doient mis dans l'ordre du rapport FEDORU (proposition de GillesFaugeras)</text:p>
      <text:p text:style-name="P1">#' </text:p>
      <text:p text:style-name="P1">reorder.vector.fedoru &lt;- function(dx){</text:p>
      <text:p text:style-name="P1"><text:s text:c="4"/>dx &lt;- dx[c("FINESS","id","EXTRACT","CODE_POSTAL","COMMUNE","NAISSANCE",</text:p>
      <text:p text:style-name="P1"><text:s text:c="17"/>"SEXE","ENTREE","MODE_ENTREE","PROVENANCE","TRANSPORT","TRANSPORT_PEC",</text:p>
      <text:p text:style-name="P1"><text:s text:c="17"/>"SORTIE","MODE_SORTIE","DESTINATION","ORIENTATION","MOTIF",</text:p>
      <text:p text:style-name="P1"><text:s text:c="17"/>"GRAVITE","DP")]</text:p>
      <text:p text:style-name="P1"><text:s text:c="4"/># Changer l'intitulé des colonnes</text:p>
      <text:p text:style-name="P1"><text:s text:c="4"/>names(dx) &lt;- c("FINESS","ID","EXTRACT","CODE POSTAL","COMMUNE","NAISSANCE",</text:p>
      <text:p text:style-name="P1"><text:s text:c="4"/>"SEXE","DATE D'ENTREE","MODE D'ENTREE","PROVENANCE","TRANSPORT","TRANSPORT PEC",</text:p>
      <text:p text:style-name="P1"><text:s text:c="4"/>"DATE DE SORTIE","MODE DE SORTIE","DESTINATION","ORIENTATION","MOTIF DE RECOURS",</text:p>
      <text:p text:style-name="P1"><text:s text:c="4"/>"CCMU","DP")</text:p>
      <text:p text:style-name="P1"><text:s text:c="4"/>return(dx)</text:p>
      <text:p text:style-name="P1">}</text:p>
      <text:p text:style-name="P1"/>
      <text:p text:style-name="P1">#===============================================</text:p>
      <text:p text:style-name="P1">#</text:p>
      <text:p text:style-name="P1"># <text:span text:style-name="T1">teste.radar</text:span></text:p>
      <text:p text:style-name="P1">#</text:p>
      <text:p text:style-name="P1">#===============================================</text:p>
      <text:p text:style-name="P1"># data pour créer automatiquement un radar RPU et faire des test</text:p>
      <text:p text:style-name="P1">teste.radar &lt;- function(){</text:p>
      <text:p text:style-name="P1"><text:s text:c="2"/>n &lt;- c("FINESS","id","EXTRACT","CODE_POSTAL","COMMUNE","NAISSANCE", "SEXE","ENTREE","MODE_ENTREE","PROVENANCE","TRANSPORT",</text:p>
      <text:p text:style-name="P1"><text:s text:c="9"/>"TRANSPORT_PEC","SORTIE","MODE_SORTIE","DESTINATION","ORIENTATION","MOTIF","GRAVITE","DP")</text:p>
      <text:p text:style-name="P1"><text:s text:c="2"/>a &lt;- rep(80, length(n))</text:p>
      <text:p text:style-name="P1"><text:s text:c="2"/>names(a) &lt;- n</text:p>
      <text:p text:style-name="P1"><text:s text:c="2"/>a &lt;- reorder.vector.fedoru(a)</text:p>
      <text:p text:style-name="P1"><text:s text:c="2"/>radar.completude(a, finess = "Test - 1er trimestre 2015")</text:p>
      <text:p text:style-name="P1"><text:s text:c="2"/>legend(-150, -120, legend = c("complétude régionale"), lty = 1, lwd = 3, col = "blue", bty = "n", cex = 0.8)</text:p>
      <text:p text:style-name="P1"><text:s text:c="2"/>legend(90, -120, legend = c("complétude locale"), lty = 1, lwd = 3, col = "red", bty = "n", cex = 0.8)</text:p>
      <text:p text:style-name="P1"/>
      <text:p text:style-name="P1">}</text:p>
      <text:p text:style-name="P1"/>
      <text:p text:style-name="P1">#===============================================</text:p>
      <text:p text:style-name="P1">#</text:p>
      <text:p text:style-name="P1"># <text:span text:style-name="T1">count.CIM10</text:span></text:p>
      <text:p text:style-name="P1">#</text:p>
      <text:p text:style-name="P1">#===============================================</text:p>
      <text:p text:style-name="P1">#' </text:p>
      <text:p text:style-name="P1">#' examine un vecteur de caractères et compte le nombre de mots compatibles avec un code CIM10</text:p>
      <text:p text:style-name="P1">#' NA n'est pas compté comme un code CIM10</text:p>
      <text:p text:style-name="P1">#' @author JcB</text:p>
      <text:p text:style-name="P1">#' @param vx un vecteur de character</text:p>
      <text:p text:style-name="P1">#' @return n nombre de codes CIM1</text:p>
      <text:p text:style-name="P1">#' @example count.CIM10(dx[dx$FINESS == "Col", "MOTIF"])</text:p>
      <text:p text:style-name="P1">#'</text:p>
      <text:p text:style-name="P1">count.CIM10 &lt;- function(vx){</text:p>
      <text:p text:style-name="P1"><text:s text:c="4"/>Encoding(vx) &lt;- "latin1" # suprime les caractères bloquants pour grep. Il s'agit de Colmar avec des caractères window du type \x9</text:p>
      <text:p text:style-name="P1"><text:s text:c="4"/>n &lt;- grep("^[A-Z][0-9][0-9]", vx, value = TRUE) # n contient les codes compatibles CIM10</text:p>
      <text:p text:style-name="P1"><text:s text:c="4"/>return(length(n))</text:p>
      <text:p text:style-name="P1">} <text:s text:c="13"/></text:p>
      <text:p text:style-name="P1"/>
      <text:p text:style-name="P1">#===============================================</text:p>
      <text:p text:style-name="P1">#</text:p>
      <text:p text:style-name="P1"># <text:span text:style-name="T1">passage</text:span></text:p>
      <text:p text:style-name="P1">#</text:p>
      <text:p text:style-name="P1">#===============================================</text:p>
      <text:p text:style-name="P1">#'</text:p>
      <text:p text:style-name="P1">#'@title Horaires de passages</text:p>
      <text:p text:style-name="P1">#'@name passage</text:p>
      <text:p text:style-name="P1">#'@param he vecteur time de type hms</text:p>
      <text:p text:style-name="P1">#'@param horaire = 'nuit', 'nuit profonde', 'jour'</text:p>
      <text:p text:style-name="P1">#'@note necessite lubridate. Prend en compte toutes les heures et pas seulement celles</text:p>
      <text:p text:style-name="P1"><text:soft-page-break/>#' <text:s text:c="5"/>comprises entre 0 et 72h (voir passage2)</text:p>
      <text:p text:style-name="P1">#'@return un vecteur avec 2 éléments: le nombre de passages et le pourcentage en</text:p>
      <text:p text:style-name="P1">#' <text:s text:c="7"/>fonction de la période (jour, nuit)</text:p>
      <text:p text:style-name="P1">#'@seealso horaire</text:p>
      <text:p text:style-name="P1">#'@usage e &lt;- datetime(dx$ENTREE); he &lt;- horaire(e); nuit &lt;- passage(he, "nuit")</text:p>
      <text:p text:style-name="P1">#'</text:p>
      <text:p text:style-name="P1">passage &lt;- function(he, horaire = "nuit"){</text:p>
      <text:p text:style-name="P1"><text:s text:c="4"/>if(horaire == "nuit")</text:p>
      <text:p text:style-name="P1"><text:s text:c="8"/>nuit &lt;- he[he &gt; hms("19:59:59") | he &lt; hms("08:00:00")]</text:p>
      <text:p text:style-name="P1"><text:s text:c="4"/>else if(horaire == "nuit profonde")</text:p>
      <text:p text:style-name="P1"><text:s text:c="8"/>nuit &lt;- he[he &lt; hms("08:00:00")]</text:p>
      <text:p text:style-name="P1"><text:s text:c="4"/>else if(horaire == "jour")</text:p>
      <text:p text:style-name="P1"><text:s text:c="8"/>nuit &lt;- he[he &gt; hms("07:59:59") &amp; he &lt; hms("20:00:00")]</text:p>
      <text:p text:style-name="P1"><text:s text:c="4"/></text:p>
      <text:p text:style-name="P1"><text:s text:c="4"/>n.passages &lt;- length(nuit) # passages 20:00 - 7:59</text:p>
      <text:p text:style-name="P1"><text:s text:c="4"/>p.passages &lt;- n.passages / length(he)</text:p>
      <text:p text:style-name="P1"><text:s text:c="4"/>return(c(n.passages, p.passages))</text:p>
      <text:p text:style-name="P1">}</text:p>
      <text:p text:style-name="P1"/>
      <text:p text:style-name="P1">#===============================================</text:p>
      <text:p text:style-name="P1">#</text:p>
      <text:p text:style-name="P1"># <text:span text:style-name="T1">horaire</text:span></text:p>
      <text:p text:style-name="P1">#</text:p>
      <text:p text:style-name="P1">#===============================================</text:p>
      <text:p text:style-name="P1">#'</text:p>
      <text:p text:style-name="P1">#'@title extrait l'heure d'une date AAAA-MM-DD HH:MM:SS</text:p>
      <text:p text:style-name="P1">#'@name horaire</text:p>
      <text:p text:style-name="P1">#'@param date une date ou un vecteur au format DATE</text:p>
      <text:p text:style-name="P1">#'@return un vecteur d'heures au format HH:MM:SS</text:p>
      <text:p text:style-name="P1">#'@usage e &lt;- datetime(dx$ENTREE); he &lt;- horaire(e)</text:p>
      <text:p text:style-name="P1">#'</text:p>
      <text:p text:style-name="P1">horaire &lt;- function(date){</text:p>
      <text:p text:style-name="P1"><text:s text:c="4"/>return(hms(substr(date, 12, 20)))</text:p>
      <text:p text:style-name="P1">}</text:p>
      <text:p text:style-name="P1"/>
      <text:p text:style-name="P1"># solution avec POSIXt</text:p>
      <text:p text:style-name="P1">horaire2 &lt;- function(date){</text:p>
      <text:p text:style-name="P1"><text:s text:c="4"/>return(paste(as.POSIXlt(date)$hour, as.POSIXlt(date)$min, as.POSIXlt(date)$sec, sep=":"))</text:p>
      <text:p text:style-name="P1">}</text:p>
      <text:p text:style-name="P1"/>
      <text:p text:style-name="P1">#===============================================</text:p>
      <text:p text:style-name="P1">#</text:p>
      <text:p text:style-name="P1"># <text:span text:style-name="T1">datetime</text:span></text:p>
      <text:p text:style-name="P1">#</text:p>
      <text:p text:style-name="P1">#===============================================</text:p>
      <text:p text:style-name="P1">#'</text:p>
      <text:p text:style-name="P1">#'@title met une string date au format YYYY-MM-DD HH:MM:SS</text:p>
      <text:p text:style-name="P1">#'@name datetime</text:p>
      <text:p text:style-name="P1">#'@param date une chaine de caractère de type Date</text:p>
      <text:p text:style-name="P1">#'@return un vecteur date time (lubridate)</text:p>
      <text:p text:style-name="P1">#'@note nécessite lubridate</text:p>
      <text:p text:style-name="P1">#'@usage Transforme des rubriques ENTREE et SORTIE en objet datetime</text:p>
      <text:p text:style-name="P1">#'@usage e &lt;- datetime(dx$ENTREE)</text:p>
      <text:p text:style-name="P1">#'@seealso horaire, passage.nuit</text:p>
      <text:p text:style-name="P1">#'</text:p>
      <text:p text:style-name="P1">datetime &lt;- function(date){</text:p>
      <text:p text:style-name="P1"><text:s text:c="4"/>return(ymd_hms(date))</text:p>
      <text:p text:style-name="P1">}</text:p>
      <text:p text:style-name="P1"/>
      <text:p text:style-name="P1">#===============================================</text:p>
      <text:p text:style-name="P1">#</text:p>
      <text:p text:style-name="P1"># <text:span text:style-name="T1">pdsa</text:span></text:p>
      <text:p text:style-name="P1">#</text:p>
      <text:p text:style-name="P1"><text:soft-page-break/>#===============================================</text:p>
      <text:p text:style-name="P1">#' Détermine si on est en horaire de PDS de WE (PDSWE) ou de semaine (PDSS) </text:p>
      <text:p text:style-name="P1">#' ou hors horaire de PDS (NPDS)</text:p>
      <text:p text:style-name="P1">#' à partir d'une date.</text:p>
      <text:p text:style-name="P1">#' @title</text:p>
      <text:p text:style-name="P1">#' @name</text:p>
      <text:p text:style-name="P1">#' @param dx vecteur date/heure au format YYYY-MM-DD HH:MM:SS</text:p>
      <text:p text:style-name="P1">#' @return un vecteur de factor NPDS, PDSS, PDSW</text:p>
      <text:p text:style-name="P1">#' @usage x &lt;- "2009-09-02 12:23:33"; weekdays(as.Date(x)); pds(x) # NPDS</text:p>
      <text:p text:style-name="P1">#' @usage pds(c("2015-05-23 02:23:33", "2015-05-24 02:23:33", "2015-05-25 02:23:33", </text:p>
      <text:p text:style-name="P1">#' <text:s text:c="13"/>"2015-05-26 02:23:33", "2015-05-25 12:23:33", "2015-05-25 22:23:33"))</text:p>
      <text:p text:style-name="P1">#' <text:s text:c="7"/># [1] "NPDS" <text:s/>"PDSWE" "PDSWE" "PDSS" <text:s/>"NPDS" <text:s/>"PDSS" </text:p>
      <text:p text:style-name="P1">#' @usage Test Wissembourg sur une semaine:</text:p>
      <text:p text:style-name="P1">#' <text:s text:c="7"/>wis &lt;- d14[d14$FINESS == "Wis" &amp; </text:p>
      <text:p text:style-name="P1">#' <text:s text:c="33"/>as.Date(d14$ENTREE) &gt;= "2014-12-03" &amp; </text:p>
      <text:p text:style-name="P1">#' <text:s text:c="33"/>as.Date(d14$ENTREE) &lt;= "2014-12-09", </text:p>
      <text:p text:style-name="P1">#' <text:s text:c="33"/>c("ENTREE","FINESS")]</text:p>
      <text:p text:style-name="P1">#' <text:s text:c="7"/>wis$jour &lt;- weekdays(as.Date(wis$ENTREE))</text:p>
      <text:p text:style-name="P1">#' <text:s text:c="7"/>wis$heure &lt;- horaire(wis$ENTREE)</text:p>
      <text:p text:style-name="P1">#' <text:s text:c="7"/>wis$pdsa &lt;- pds(wis$ENTREE)</text:p>
      <text:p text:style-name="P1">#' <text:s text:c="7"/>table(wis$pds)</text:p>
      <text:p text:style-name="P1">#' <text:s text:c="7"/></text:p>
      <text:p text:style-name="P1">#' <text:s text:c="7"/>NPDS <text:s/>PDSS PDSWE </text:p>
      <text:p text:style-name="P1">#' <text:s text:c="8"/>136 <text:s text:c="3"/>35 <text:s text:c="3"/>52 </text:p>
      <text:p text:style-name="P1"/>
      <text:p text:style-name="P1">pdsa &lt;- function(dx){</text:p>
      <text:p text:style-name="P1"><text:s text:c="4"/>j &lt;- as.Date(dx)</text:p>
      <text:p text:style-name="P1"><text:s text:c="4"/>h &lt;- horaire(dx)</text:p>
      <text:p text:style-name="P1"><text:s text:c="4"/></text:p>
      <text:p text:style-name="P1"><text:s text:c="4"/># un vecteur vide</text:p>
      <text:p text:style-name="P1"><text:s text:c="4"/>temp &lt;- rep("NPDS", length(dx))</text:p>
      <text:p text:style-name="P1"><text:s text:c="4"/></text:p>
      <text:p text:style-name="P1"><text:s text:c="4"/># jour non renseigés</text:p>
      <text:p text:style-name="P1"><text:s text:c="4"/>temp[is.na(j)] = NA</text:p>
      <text:p text:style-name="P1"><text:s text:c="4"/></text:p>
      <text:p text:style-name="P1"><text:s text:c="4"/># Horaires de PDS le WE</text:p>
      <text:p text:style-name="P1"><text:s text:c="4"/>temp[weekdays(j)=="Dimanche" | </text:p>
      <text:p text:style-name="P1"><text:s text:c="13"/>weekdays(j)=="Samedi" &amp; h &gt; hms("11:59:59") &amp; h &lt;= hms("23:59:59") |</text:p>
      <text:p text:style-name="P1"><text:s text:c="13"/>weekdays(j)=="Lundi" &amp; h &lt; hms("08:00:00")] = "PDSWE"</text:p>
      <text:p text:style-name="P1"><text:s text:c="4"/></text:p>
      <text:p text:style-name="P1"><text:s text:c="4"/># horaires de PDS en semaine</text:p>
      <text:p text:style-name="P1"><text:s text:c="4"/>temp[weekdays(j) %in% c("Mardi","Mercredi","Jeudi","Vendredi") &amp;</text:p>
      <text:p text:style-name="P1"><text:s text:c="13"/>(h &gt; hms("19:59:59") | h &lt; hms("08:00:00"))]= "PDSS"</text:p>
      <text:p text:style-name="P1"><text:s text:c="4"/>temp[weekdays(j) == "Lundi" &amp; h &gt; hms("19:59:59")]= "PDSS"</text:p>
      <text:p text:style-name="P1"><text:s text:c="4"/>temp[weekdays(j) == "Samedi" &amp; h &lt; hms("08:00:00")]= "PDSS"</text:p>
      <text:p text:style-name="P1"><text:s text:c="4"/></text:p>
      <text:p text:style-name="P1"><text:s text:c="4"/>return(temp)</text:p>
      <text:p text:style-name="P1">}</text:p>
      <text:p text:style-name="P1"/>
      <text:p text:style-name="P1">#===============================================</text:p>
      <text:p text:style-name="P1">#</text:p>
      <text:p text:style-name="P1"># <text:span text:style-name="T1">tab.completude</text:span></text:p>
      <text:p text:style-name="P1">#</text:p>
      <text:p text:style-name="P1">#===============================================</text:p>
      <text:p text:style-name="P1"># faire un tableau de complétude par jour pendant une période donnée</text:p>
      <text:p text:style-name="P1"># Permetde suivre les taux de complétude pour une structure et par période</text:p>
      <text:p text:style-name="P1">#'@param dx dataframe de type RPU</text:p>
      <text:p text:style-name="P1">#'@param d1 date de début</text:p>
      <text:p text:style-name="P1">#'@param d2 date de fin</text:p>
      <text:p text:style-name="P1">#'@param finess = <text:s/>NULL ou un des finess abrégés autorisés. Si NULL, dx doit être spécifique</text:p>
      <text:p text:style-name="P1">#' <text:s text:c="16"/>d'un établissement.</text:p>
      <text:p text:style-name="P1">#'@usage hus &lt;- d15[d15$FINESS == hus,]</text:p>
      <text:p text:style-name="P1">#' <text:s text:c="6"/>d1 &lt;- as.Date("2015-01-01")</text:p>
      <text:p text:style-name="P1">#' <text:s text:c="6"/>d2 &lt;- as.Date("2015-01-31")</text:p>
      <text:p text:style-name="P1">#' <text:s text:c="6"/>t &lt;- tab.completude(hus, d1, d2)</text:p>
      <text:p text:style-name="P1">#' <text:s text:c="6"/>plot(t[,"DATE DE SORTIE"], type = "l", main = "Mode de sortie", ylab = "Taux de completude")</text:p>
      <text:p text:style-name="P1">#' <text:s text:c="6"/>t.zoo &lt;- zoo(t) # nécessite la librairie zoo</text:p>
      <text:p text:style-name="P1">#' <text:s text:c="6"/>plot(xts(t.zoo$DP, order.by = as.Date(rownames(t.zoo))), las = 2, </text:p>
      <text:p text:style-name="P1">#' <text:s text:c="13"/>main = "Diagnostic principal", ylab = "Taux de completude", cex.axis = 0.8)</text:p>
      <text:p text:style-name="P1">#' <text:s text:c="5"/>boxplot(t, las = 2, cex.axis = 0.8, ylab = "% de completude", main = "Complétude RPU")</text:p>
      <text:p text:style-name="P1"/>
      <text:p text:style-name="P1"/>
      <text:p text:style-name="P1"/>
      <text:p text:style-name="P1"><text:soft-page-break/>tab.completude &lt;- function(dx, d1, d2, finess = NULL){</text:p>
      <text:p text:style-name="P1"><text:s text:c="4"/>periode &lt;- seq(as.Date (d1), as.Date(d2), 1)</text:p>
      <text:p text:style-name="P1"><text:s text:c="4"/>n &lt;- length(periode)</text:p>
      <text:p text:style-name="P1"><text:s text:c="4"/>if(!is.null(finess)){</text:p>
      <text:p text:style-name="P1"><text:s text:c="8"/>dx &lt;- dx[dx$FINESS == finess,]</text:p>
      <text:p text:style-name="P1"><text:s text:c="4"/>}</text:p>
      <text:p text:style-name="P1"><text:s text:c="4"/>tab &lt;- completude(dx[as.Date(dx$ENTREE) == d1,])</text:p>
      <text:p text:style-name="P1"><text:s text:c="4"/>for(i in 2:n){</text:p>
      <text:p text:style-name="P1"><text:s text:c="8"/>j &lt;- dx[as.Date(dx$ENTREE) == periode[i],]</text:p>
      <text:p text:style-name="P1"><text:s text:c="8"/>k &lt;- completude(j)</text:p>
      <text:p text:style-name="P1"><text:s text:c="8"/>tab &lt;- rbind(tab, k)</text:p>
      <text:p text:style-name="P1"><text:s text:c="4"/>}</text:p>
      <text:p text:style-name="P1"><text:s text:c="4"/>#tab &lt;- data.frame(tab)</text:p>
      <text:p text:style-name="P1"><text:s text:c="4"/>rownames(tab) &lt;- as.character(periode)</text:p>
      <text:p text:style-name="P1"><text:s text:c="4"/>return(tab)</text:p>
      <text:p text:style-name="P1">}</text:p>
      <text:p text:style-name="P1"/>
      <text:p text:style-name="P1"/>
      <text:p text:style-name="P1">#===============================================</text:p>
      <text:p text:style-name="P1">#</text:p>
      <text:p text:style-name="P1"># <text:span text:style-name="T1">passages2</text:span> (nombre de passages)</text:p>
      <text:p text:style-name="P1">#</text:p>
      <text:p text:style-name="P1">#===============================================</text:p>
      <text:p text:style-name="P1">#'</text:p>
      <text:p text:style-name="P1">#' Détermine le nombre de RPU sur une plage horaire donnée</text:p>
      <text:p text:style-name="P1">#' @author jcb</text:p>
      <text:p text:style-name="P1">#' @description nécessite lubridate library(lubridate)</text:p>
      <text:p text:style-name="P1">#' @param vx vecteur de type datetime (dx$ENTREE, dx$SORTIE par exemple). Transformé par ymd_hms</text:p>
      <text:p text:style-name="P1">#' <text:s text:c="10"/>Transform dates stored as character or numeric vectors to POSIXct objects</text:p>
      <text:p text:style-name="P1">#' @param h1 char heure de début ou période: 'nuit', nuit_profonde', 'jour', 'pds', </text:p>
      <text:p text:style-name="P1">#' <text:s text:c="43"/>'soir', '08:00:00'</text:p>
      <text:p text:style-name="P1">#' @param h2 char heure de fin. h2 doit être &gt; h1</text:p>
      <text:p text:style-name="P1">#' @usage n.passages.nuit &lt;- passages(pop18$ENTREE, "nuit")</text:p>
      <text:p text:style-name="P1">#' @return integer</text:p>
      <text:p text:style-name="P1">#' </text:p>
      <text:p text:style-name="P1">passages2 &lt;- function(vx, h1, h2 = NULL){</text:p>
      <text:p text:style-name="P1"><text:s text:c="4"/>e &lt;- ymd_hms(vx) # vecteur des entrées</text:p>
      <text:p text:style-name="P1"><text:s text:c="4"/>he &lt;- hms(substr(e, 12, 20)) # on ne conserve que la partie horaire</text:p>
      <text:p text:style-name="P1"><text:s text:c="4"/>n.passages &lt;- length(he) # nb de passages</text:p>
      <text:p text:style-name="P1"><text:s text:c="4"/></text:p>
      <text:p text:style-name="P1"><text:s text:c="4"/>if(h1 == "nuit"){</text:p>
      <text:p text:style-name="P1"><text:s text:c="8"/># nombre de passages dont l’admission s’est effectuée sur la période [20h00 - 7h59] </text:p>
      <text:p text:style-name="P1"><text:s text:c="8"/>n &lt;- he[he &gt; hms("19:59:59") | he &lt; hms("08:00:00")] # passages 20:00 - 7:59</text:p>
      <text:p text:style-name="P1"><text:s text:c="4"/>}</text:p>
      <text:p text:style-name="P1"><text:s text:c="4"/>else if(h1 == "nuit_profonde"){</text:p>
      <text:p text:style-name="P1"><text:s text:c="8"/>#nombre de passages dont l’admission s’est effectuée sur la période [00h00 - 7h59]</text:p>
      <text:p text:style-name="P1"><text:s text:c="8"/>n <text:s/>&lt;- he[he &lt; hms("08:00:00")]</text:p>
      <text:p text:style-name="P1"><text:s text:c="4"/>}</text:p>
      <text:p text:style-name="P1"><text:s text:c="4"/>else if(h1 == "jour"){</text:p>
      <text:p text:style-name="P1"><text:s text:c="8"/>#nombre de passages dont l’admission s’est effectuée sur la période [08h00 - 19h59]</text:p>
      <text:p text:style-name="P1"><text:s text:c="8"/>n &lt;- he[he &gt; hms("07:59:59") &amp; he &lt; hms("20:00:00")] # passages 7:59 - 20:00</text:p>
      <text:p text:style-name="P1"><text:s text:c="4"/>}</text:p>
      <text:p text:style-name="P1"><text:s text:c="4"/>else if(h1 == "soir"){</text:p>
      <text:p text:style-name="P1"><text:s text:c="8"/>#nombre de passages dont l’admission s’est effectuée sur la période [20h00 - 0:00]</text:p>
      <text:p text:style-name="P1"><text:s text:c="8"/>n &lt;- he[he &gt; hms("19:59:59") | he &lt;= hms("23:59:59")] # passages 7:59 - 20:00</text:p>
      <text:p text:style-name="P1"><text:s text:c="4"/>}</text:p>
      <text:p text:style-name="P1"><text:s text:c="4"/>else if(!is.null(h2)){</text:p>
      <text:p text:style-name="P1"><text:s text:c="8"/># nombre de passages dont l’admission s’est effectuée sur la période [h1 - h2] </text:p>
      <text:p text:style-name="P1"><text:s text:c="8"/>n &lt;- he[he &gt; hms(h1) &amp; he &lt; hms(h2)]</text:p>
      <text:p text:style-name="P1"><text:s text:c="4"/>}</text:p>
      <text:p text:style-name="P1"><text:s text:c="4"/></text:p>
      <text:p text:style-name="P1"><text:s text:c="4"/>n &lt;- length(n)</text:p>
      <text:p text:style-name="P1"><text:s text:c="4"/>p &lt;- n/n.passages</text:p>
      <text:p text:style-name="P1"><text:s text:c="4"/></text:p>
      <text:p text:style-name="P1"><text:s text:c="4"/>return(c(n, p))</text:p>
      <text:p text:style-name="P1">}</text:p>
      <text:p text:style-name="P1"/>
      <text:p text:style-name="P1">#===============================================</text:p>
      <text:p text:style-name="P1">#</text:p>
      <text:p text:style-name="P1"># <text:span text:style-name="T1">duree.passage2</text:span></text:p>
      <text:p text:style-name="P1">#</text:p>
      <text:p text:style-name="P1">#===============================================</text:p>
      <text:p text:style-name="P1">#'</text:p>
      <text:p text:style-name="P1">#' @param dx dataframe RPU</text:p>
      <text:p text:style-name="P1"><text:soft-page-break/>#' @param h1 durée minimale en minutes (par défaut &gt; 0)</text:p>
      <text:p text:style-name="P1">#' @param h2 durée maximale en minutes (par défaut 4320 = 72 heures)</text:p>
      <text:p text:style-name="P1">#' @return dataframe à 4 colonnes: entree, sortie, mode_sortie, duree (en mn),</text:p>
      <text:p text:style-name="P1">#' <text:s text:c="32"/>he (heure d'entrée), hs (heure de sortie)</text:p>
      <text:p text:style-name="P1">#' </text:p>
      <text:p text:style-name="P1">duree.passage2 &lt;- function(dx, h1 = 0, h2 = 4320){</text:p>
      <text:p text:style-name="P1"><text:s text:c="4"/># On forme un dataframe avec les heures d'entrées et de sortie auxquelle on rajoute </text:p>
      <text:p text:style-name="P1"><text:s text:c="4"/>#pour certains calculs: Mode_Sortie</text:p>
      <text:p text:style-name="P1"><text:s text:c="4"/>passages &lt;- dx[, c("ENTREE", "SORTIE", "MODE_SORTIE")] # dataframe entrées-sorties</text:p>
      <text:p text:style-name="P1"><text:s text:c="4"/>passages &lt;- passages[complete.cases(passages),] # on ne conserve que les couples complets</text:p>
      <text:p text:style-name="P1"><text:s text:c="4"/>n.passages &lt;- nrow(passages)</text:p>
      <text:p text:style-name="P1"><text:s text:c="4"/>e &lt;- ymd_hms(passages$ENTREE) # vecteur des entrées</text:p>
      <text:p text:style-name="P1"><text:s text:c="4"/>s &lt;- ymd_hms(passages$SORTIE)</text:p>
      <text:p text:style-name="P1"><text:s text:c="4"/># ON AJOUTE UNE COLONNE DUREE</text:p>
      <text:p text:style-name="P1"><text:s text:c="4"/>passages$duree &lt;- as.numeric((s-e)/60) # vecteur des durées de passage en minutes</text:p>
      <text:p text:style-name="P1"><text:s text:c="4"/># horaires seuls. Il faut isoler les heures de la date</text:p>
      <text:p text:style-name="P1"><text:s text:c="4"/>passages$he &lt;- hms(substr(e, 12, 20)) # heures d'entrée</text:p>
      <text:p text:style-name="P1"><text:s text:c="4"/>passages$hs &lt;- hms(substr(s, 12, 20)) # heures de sortie</text:p>
      <text:p text:style-name="P1"><text:s text:c="4"/># on ne garde que les passages dont la durées &gt; 0 et &lt; ou = 72 heures</text:p>
      <text:p text:style-name="P1"><text:s text:c="4"/>passages &lt;- passages[passages$duree &gt; 0 &amp; passages$duree &lt; 3 * 24 * 60 + 1,]</text:p>
      <text:p text:style-name="P1"><text:s text:c="4"/></text:p>
      <text:p text:style-name="P1"><text:s text:c="4"/>return(passages)</text:p>
      <text:p text:style-name="P1">}</text:p>
      <text:p text:style-name="P1"/>
      <text:p text:style-name="P1">#' Résumé de dp. dp est produit par duree.passages2 et se présente sous forme d'un </text:p>
      <text:p text:style-name="P1">#' data.frame à 4 colonnes</text:p>
      <text:p text:style-name="P1">#' @name summary.duree.passage</text:p>
      <text:p text:style-name="P1">#' @description analyse de la colonne durée </text:p>
      <text:p text:style-name="P1">#' @param dp un objet de type duree.passage2</text:p>
      <text:p text:style-name="P1">#' @return - nb de durées</text:p>
      <text:p text:style-name="P1">#' <text:s text:c="8"/>- min durée</text:p>
      <text:p text:style-name="P1">#' <text:s text:c="8"/>- max durée</text:p>
      <text:p text:style-name="P1">#' <text:s text:c="8"/>- durée moyenne</text:p>
      <text:p text:style-name="P1">#' <text:s text:c="8"/>- durée médiane</text:p>
      <text:p text:style-name="P1">#' <text:s text:c="8"/>- écart-type</text:p>
      <text:p text:style-name="P1">#' <text:s text:c="8"/>- 1er quartile</text:p>
      <text:p text:style-name="P1">#' <text:s text:c="8"/>- 3ème quartile</text:p>
      <text:p text:style-name="P1">#' <text:s text:c="8"/></text:p>
      <text:p text:style-name="P1">summary.duree.passage &lt;- function(dp){</text:p>
      <text:p text:style-name="P1"><text:s text:c="4"/>n &lt;- nrow(dp) # nb de valeurs</text:p>
      <text:p text:style-name="P1"><text:s text:c="4"/>s &lt;- summary(dp$duree) # summary de la colonne durée</text:p>
      <text:p text:style-name="P1"><text:s text:c="4"/>sd &lt;- sd(dp$duree)</text:p>
      <text:p text:style-name="P1"><text:s text:c="4"/></text:p>
      <text:p text:style-name="P1"><text:s text:c="4"/>a &lt;- c(n, s["Min."], s["Max."], s["Mean"], s["Median"], sd, s["1st Qu."], s["3rd Qu."])</text:p>
      <text:p text:style-name="P1"><text:s text:c="4"/></text:p>
      <text:p text:style-name="P1"><text:s text:c="4"/>names(a) &lt;- c("n", "min", "max", "mean", "median", "sd", "q1", "q3")</text:p>
      <text:p text:style-name="P1"><text:s text:c="4"/>return(a)</text:p>
      <text:p text:style-name="P1">}</text:p>
      <text:p text:style-name="P1"/>
      <text:p text:style-name="P1">#===============================================</text:p>
      <text:p text:style-name="P1">#</text:p>
      <text:p text:style-name="P1"># <text:span text:style-name="T1">summary.passages</text:span></text:p>
      <text:p text:style-name="P1">#</text:p>
      <text:p text:style-name="P1">#===============================================</text:p>
      <text:p text:style-name="P1">#'</text:p>
      <text:p text:style-name="P1">#' @description analyse un objet de type duree.passage2</text:p>
      <text:p text:style-name="P1">#' @param dp un objet de type duree.passage2. Correspond à un dataframe d'éléments du RPU dont</text:p>
      <text:p text:style-name="P1">#' <text:s text:c="7"/>la rurée de passage est conforme cad non nulle et inférieure à 72 heures</text:p>
      <text:p text:style-name="P1">#' <text:s text:c="7"/></text:p>
      <text:p text:style-name="P1">#' @return n.conforme <text:s text:c="14"/>NB de durées conformes (&gt;0 mn et &lt; 72 heures)</text:p>
      <text:p text:style-name="P1">#' <text:s text:c="8"/>duree.moyenne.passage <text:s text:c="3"/>durée moyenne d'un passage en minutes</text:p>
      <text:p text:style-name="P1">#' <text:s text:c="8"/>duree.mediane.passage <text:s text:c="3"/>durée médiane d'un passage en minutes</text:p>
      <text:p text:style-name="P1">#' <text:s text:c="8"/>duree.moyenne.passage.dom <text:s text:c="3"/>durée moyenne d'un passage en minutes si retour dom</text:p>
      <text:p text:style-name="P1">#' <text:s text:c="8"/>duree.mediane.passage.dom <text:s text:c="3"/>durée médiane d'un passage en minutes</text:p>
      <text:p text:style-name="P1">#' <text:s text:c="8"/>duree.moyenne.passage.hosp <text:s text:c="3"/>durée moyenne d'un passage en minutes si hospit.</text:p>
      <text:p text:style-name="P1">#' <text:s text:c="8"/>duree.mediane.passage.hosp <text:s text:c="3"/>durée médiane d'un passage en minutes</text:p>
      <text:p text:style-name="P1">#' <text:s text:c="8"/>n.passage4 <text:s text:c="14"/>nombre de passages de moins de 4 heures</text:p>
      <text:p text:style-name="P1">#' <text:s text:c="8"/>n.hosp.passage4 <text:s text:c="9"/>nombre de passages de moins de 4 heures suivi d'hospitalisation</text:p>
      <text:p text:style-name="P1">#' <text:s text:c="8"/>n.domicile <text:s text:c="14"/>nombre de retours à domicile</text:p>
      <text:p text:style-name="P1">#' <text:s text:c="8"/>n.dom.passage4 <text:s text:c="10"/>nombre de passages de moins de 4 heures suivi d'un retour à domicile</text:p>
      <text:p text:style-name="P1">#' <text:s text:c="8"/>n.dom <text:s text:c="19"/>nombre de retours à domicile</text:p>
      <text:p text:style-name="P1">summary.passages &lt;- function(dp){</text:p>
      <text:p text:style-name="P1"><text:s text:c="4"/># dp &lt;- duree.passage2(dx)</text:p>
      <text:p text:style-name="P1"><text:soft-page-break/><text:s text:c="4"/></text:p>
      <text:p text:style-name="P1"><text:s text:c="4"/>tmax &lt;- 4 * 60 + 1 # &lt; 4 heures</text:p>
      <text:p text:style-name="P1"><text:s text:c="4"/></text:p>
      <text:p text:style-name="P1"><text:s text:c="4"/>n.conforme &lt;- nrow(dp)</text:p>
      <text:p text:style-name="P1"><text:s text:c="4"/>duree.moyenne.passage &lt;- mean(dp$duree)</text:p>
      <text:p text:style-name="P1"><text:s text:c="4"/>duree.mediane.passage &lt;- median(dp$duree)</text:p>
      <text:p text:style-name="P1"><text:s text:c="4"/># durée de passage moyenne si retour à domicile</text:p>
      <text:p text:style-name="P1"><text:s text:c="4"/>duree.moyenne.passage.dom &lt;- mean(dp$duree[dp$MODE_SORTIE == "Domicile"])</text:p>
      <text:p text:style-name="P1"><text:s text:c="4"/>duree.mediane.passage.dom &lt;- median(dp$duree[dp$MODE_SORTIE == "Domicile"])</text:p>
      <text:p text:style-name="P1"><text:s text:c="4"/># durée de passage moyenne si hospitalisation</text:p>
      <text:p text:style-name="P1"><text:s text:c="4"/>duree.moyenne.passage.hosp &lt;- mean(dp$duree[dp$MODE_SORTIE %in% c("Mutation","Transfert")])</text:p>
      <text:p text:style-name="P1"><text:s text:c="4"/>duree.mediane.passage.hosp &lt;- median(dp$duree[dp$MODE_SORTIE %in% c("Mutation","Transfert")])</text:p>
      <text:p text:style-name="P1"><text:s text:c="4"/></text:p>
      <text:p text:style-name="P1"><text:s text:c="4"/>s.mode.sortie &lt;- summary(as.factor(dp$MODE_SORTIE))</text:p>
      <text:p text:style-name="P1"><text:s text:c="4"/></text:p>
      <text:p text:style-name="P1"><text:s text:c="4"/>n.passage4 &lt;- length(dp$duree[dp$duree &lt; tmax]) #nb passages &lt; 4h</text:p>
      <text:p text:style-name="P1"><text:s text:c="4"/></text:p>
      <text:p text:style-name="P1"><text:s text:c="4"/># Nombre de RPU avec une heure de sortie conforme (]0-72h[ lors d'un retour au domicile:</text:p>
      <text:p text:style-name="P1"><text:s text:c="4"/>n.dom &lt;- s.mode.sortie["Domicile"]</text:p>
      <text:p text:style-name="P1"><text:s text:c="4"/># Nombre de RPU avec une heure de sortie conforme (]0-72h[ lors d'une hospitalisation</text:p>
      <text:p text:style-name="P1"><text:s text:c="4"/># post-urgences:</text:p>
      <text:p text:style-name="P1"><text:s text:c="4"/>n.hosp &lt;- s.mode.sortie["Mutation"] + s.mode.sortie["Transfert"] </text:p>
      <text:p text:style-name="P1"><text:s text:c="4"/></text:p>
      <text:p text:style-name="P1"><text:s text:c="4"/>n.transfert &lt;- s.mode.sortie["Transfert"] <text:s text:c="2"/># nb de transfert</text:p>
      <text:p text:style-name="P1"><text:s text:c="4"/>n.mutation &lt;- s.mode.sortie["Mutation"] <text:s text:c="4"/># Nombre de mutation interne</text:p>
      <text:p text:style-name="P1"><text:s text:c="4"/>n.deces &lt;- s.mode.sortie["Décès"] <text:s text:c="10"/># nombre de décès</text:p>
      <text:p text:style-name="P1"><text:s text:c="4"/></text:p>
      <text:p text:style-name="P1"><text:s text:c="4"/>n.hosp.passage4 &lt;- length(dp$duree[dp$duree &lt; tmax &amp; </text:p>
      <text:p text:style-name="P1"><text:s text:c="10"/>dp$MODE_SORTIE %in% c("Mutation","Transfert")]) #nb passages &lt; 4h et hospitalisation</text:p>
      <text:p text:style-name="P1"><text:s text:c="4"/></text:p>
      <text:p text:style-name="P1"><text:s text:c="4"/>n.dom.passage4 &lt;- length(dp$duree[dp$duree &lt; tmax &amp; </text:p>
      <text:p text:style-name="P1"><text:s text:c="22"/>dp$MODE_SORTIE == "Domicile"]) #nb passages &lt; 4h et retourà domicile</text:p>
      <text:p text:style-name="P1"><text:s text:c="4"/></text:p>
      <text:p text:style-name="P1"><text:s text:c="4"/>a &lt;- c(n.conforme, duree.moyenne.passage, duree.mediane.passage, duree.moyenne.passage.dom,</text:p>
      <text:p text:style-name="P1"><text:s text:c="11"/>duree.mediane.passage.dom, duree.moyenne.passage.hosp, duree.mediane.passage.hosp,</text:p>
      <text:p text:style-name="P1"><text:s text:c="11"/>n.passage4, n.hosp.passage4,</text:p>
      <text:p text:style-name="P1"><text:s text:c="11"/>n.dom.passage4, n.dom, n.hosp, n.transfert, n.mutation, n.deces)</text:p>
      <text:p text:style-name="P1"/>
      <text:p text:style-name="P1"><text:s text:c="4"/>names(a) &lt;- c("n.conforme", "duree.moyenne.passage", "duree.mediane.passage",</text:p>
      <text:p text:style-name="P1"><text:s text:c="18"/>"duree.moyenne.passage.dom", "duree.mediane.passage.dom",</text:p>
      <text:p text:style-name="P1"><text:s text:c="18"/>"duree.moyenne.passage.hosp", "duree.mediane.passage.hosp",</text:p>
      <text:p text:style-name="P1"><text:s text:c="18"/>"n.passage4",</text:p>
      <text:p text:style-name="P1"><text:s text:c="18"/>"n.hosp.passage4", "n.dom.passage4", <text:s/>"n.dom", "n.hosp", "n.transfert", </text:p>
      <text:p text:style-name="P1"><text:s text:c="18"/>"n.mutation", "n.deces")</text:p>
      <text:p text:style-name="P1"><text:s text:c="4"/></text:p>
      <text:p text:style-name="P1"><text:s text:c="4"/>return(a)</text:p>
      <text:p text:style-name="P1">}</text:p>
      <text:p text:style-name="P1"/>
      <text:p text:style-name="P1"/>
      <text:p text:style-name="P1">#===============================================</text:p>
      <text:p text:style-name="P1">#</text:p>
      <text:p text:style-name="P1"># <text:span text:style-name="T1">summary.sexe</text:span></text:p>
      <text:p text:style-name="P1">#</text:p>
      <text:p text:style-name="P1">#===============================================</text:p>
      <text:p text:style-name="P1">#'</text:p>
      <text:p text:style-name="P1">#' @description analyse un vecteur formé d'une suite de H, F, ou I</text:p>
      <text:p text:style-name="P1">#' @param vx vecteur de Char (sexe)</text:p>
      <text:p text:style-name="P1">#' @return vecteur nommé</text:p>
      <text:p text:style-name="P1">#' </text:p>
      <text:p text:style-name="P1">summary.sexe &lt;- function(vx){</text:p>
      <text:p text:style-name="P1"><text:s text:c="4"/>sexe &lt;- table(as.factor(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text:p>
      <text:p text:style-name="P1"><text:s text:c="4"/>p.femme &lt;- sexe['F']*100/(sexe['F'] + sexe['M']) # % de femmes</text:p>
      <text:p text:style-name="P1"><text:s text:c="4"/>p.homme &lt;- sexe['M']*100/(sexe['F'] + sexe['M']) # % d'hommes</text:p>
      <text:p text:style-name="P1"><text:s text:c="4"/>sex.ratio &lt;- sexe['M'] / sexe['F'] # sex ratio</text:p>
      <text:p text:style-name="P1"><text:s text:c="4"/>n.hommes &lt;- sexe['M']</text:p>
      <text:p text:style-name="P1"><text:s text:c="4"/>n.femmes &lt;- sexe['F']</text:p>
      <text:p text:style-name="P1"><text:s text:c="4"/>tx.masculinite &lt;- n.hommes / (n.hommes + n.femmes)</text:p>
      <text:p text:style-name="P1"><text:s text:c="4"/></text:p>
      <text:p text:style-name="P1"><text:soft-page-break/><text:s text:c="4"/>a &lt;- c(n, n.na, n.rens, p.rens, n.hommes, n.femmes, p.homme, p.femme, sex.ratio, tx.masculinite)</text:p>
      <text:p text:style-name="P1"><text:s text:c="4"/>names(a) &lt;- c("N", "n.na", "n.rens", "p.rens", "n.hommes", "n.femmes", "p.hommes", "p.femmes",</text:p>
      <text:p text:style-name="P1"><text:s text:c="18"/>"sex.ratio", "tx.masculinité")</text:p>
      <text:p text:style-name="P1"><text:s text:c="4"/>return(a)</text:p>
      <text:p text:style-name="P1">}</text:p>
      <text:p text:style-name="P1"/>
      <text:p text:style-name="P1">#===============================================</text:p>
      <text:p text:style-name="P1">#</text:p>
      <text:p text:style-name="P1"># <text:span text:style-name="T1">summary.entree</text:span></text:p>
      <text:p text:style-name="P1">#</text:p>
      <text:p text:style-name="P1">#===============================================</text:p>
      <text:p text:style-name="P1">#'</text:p>
      <text:p text:style-name="P1">#' @description analyse du vecteur ENTREE ou SORTIE</text:p>
      <text:p text:style-name="P1">#' @param vx vecteur de Date ou de DateTime</text:p>
      <text:p text:style-name="P1">#' @usage summary.entree(as.Date(pop75$ENTREE))</text:p>
      <text:p text:style-name="P1">#' @TODO min et max ne s'affiche pas sous formr de date. Que donne hms</text:p>
      <text:p text:style-name="P1">#' </text:p>
      <text:p text:style-name="P1">summary.entree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text:p>
      <text:p text:style-name="P1"><text:s text:c="4"/>a &lt;- c(n, n.na, n.rens, p.rens, min(as.Date(vx)), max(as.Date(vx)), max(vx) - min(vx))</text:p>
      <text:p text:style-name="P1"><text:s text:c="4"/>names(a) &lt;- c("n", "n.na", "n.rens", "p.rens", "min", "max", "range")</text:p>
      <text:p text:style-name="P1"><text:s text:c="4"/></text:p>
      <text:p text:style-name="P1"><text:s text:c="4"/>return(a)</text:p>
      <text:p text:style-name="P1">}</text:p>
      <text:p text:style-name="P1"/>
      <text:p text:style-name="P1">#===============================================</text:p>
      <text:p text:style-name="P1">#</text:p>
      <text:p text:style-name="P1"># <text:span text:style-name="T1">summary.transport</text:span></text:p>
      <text:p text:style-name="P1">#</text:p>
      <text:p text:style-name="P1">#===============================================</text:p>
      <text:p text:style-name="P1">#' @description analyse du vecteur TRANSPORT</text:p>
      <text:p text:style-name="P1">#' @p vx vecteur de Factor</text:p>
      <text:p text:style-name="P1">#' @usage summary.transport(pop75$TRANSPORT)</text:p>
      <text:p text:style-name="P1"/>
      <text:p text:style-name="P1">summary.transport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s &lt;- summary(as.factor(vx))</text:p>
      <text:p text:style-name="P1"><text:s text:c="4"/></text:p>
      <text:p text:style-name="P1"><text:s text:c="4"/>n.perso &lt;- s['PERSO']</text:p>
      <text:p text:style-name="P1"><text:s text:c="4"/>n.smur &lt;- s['SMUR']</text:p>
      <text:p text:style-name="P1"><text:s text:c="4"/>n.vsav &lt;- s['VSAB']</text:p>
      <text:p text:style-name="P1"><text:s text:c="4"/>n.ambu &lt;- s['AMBU']</text:p>
      <text:p text:style-name="P1"><text:s text:c="4"/>n.fo &lt;- s['FO']</text:p>
      <text:p text:style-name="P1"><text:s text:c="4"/>n.heli &lt;- s['HELI']</text:p>
      <text:p text:style-name="P1"><text:s text:c="4"/></text:p>
      <text:p text:style-name="P1"><text:s text:c="4"/>p.perso &lt;- n.perso / n.rens</text:p>
      <text:p text:style-name="P1"><text:s text:c="4"/>p.smur &lt;- n.smur / n.rens</text:p>
      <text:p text:style-name="P1"><text:s text:c="4"/>p.vsav &lt;- n.vsav / n.rens</text:p>
      <text:p text:style-name="P1"><text:s text:c="4"/>p.ambu &lt;- n.ambu / n.rens</text:p>
      <text:p text:style-name="P1"><text:s text:c="4"/>p.fo &lt;- n.fo / n.rens</text:p>
      <text:p text:style-name="P1"><text:s text:c="4"/>p.heli &lt;- n.heli / n.rens</text:p>
      <text:p text:style-name="P1"><text:s text:c="4"/></text:p>
      <text:p text:style-name="P1"><text:s text:c="4"/>a &lt;- c(n, n.na, p.na, n.rens, p.rens, n.fo, n.heli, n.perso, n.smur, n.vsav, n.ambu,</text:p>
      <text:p text:style-name="P1"><text:s text:c="11"/>p.fo, p.heli, p.perso, p.smur, p.vsav, p.ambu)</text:p>
      <text:p text:style-name="P1"><text:s text:c="4"/></text:p>
      <text:p text:style-name="P1"><text:s text:c="4"/>names(a) &lt;- c("n", "n.na", "p.na", "n.rens", "p.rens", "n.fo", "n.heli", "n.perso", "n.smur",</text:p>
      <text:p text:style-name="P1"><text:s text:c="18"/>"n.vsav", "n.ambu", "p.fo", "p.heli", "p.perso", "p.smur", "p.vsav", "p.ambu")</text:p>
      <text:p text:style-name="P1"><text:s text:c="4"/></text:p>
      <text:p text:style-name="P1"><text:s text:c="4"/>return(a)</text:p>
      <text:p text:style-name="P1">}</text:p>
      <text:p text:style-name="P1"/>
      <text:p text:style-name="P1">#===============================================</text:p>
      <text:p text:style-name="P1">#</text:p>
      <text:p text:style-name="P1"># <text:span text:style-name="T1">summary.ccmu</text:span></text:p>
      <text:p text:style-name="P1">#</text:p>
      <text:p text:style-name="P1"><text:soft-page-break/>#===============================================</text:p>
      <text:p text:style-name="P1">#' @description résumé du vecteur vx des CCMU</text:p>
      <text:p text:style-name="P1">#' @param vx vecteur de factor CCMU</text:p>
      <text:p text:style-name="P1">#' @usage summary.ccmu(dx$GRAVITE)</text:p>
      <text:p text:style-name="P1">#' @return</text:p>
      <text:p text:style-name="P1">#' </text:p>
      <text:p text:style-name="P1">summary.ccmu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s &lt;- summary(factor(vx))</text:p>
      <text:p text:style-name="P1"><text:s text:c="4"/></text:p>
      <text:p text:style-name="P1"><text:s text:c="4"/>n.ccmu1 &lt;- s['1']</text:p>
      <text:p text:style-name="P1"><text:s text:c="4"/>n.ccmu2 &lt;- s['2']</text:p>
      <text:p text:style-name="P1"><text:s text:c="4"/>n.ccmu3 &lt;- s['3']</text:p>
      <text:p text:style-name="P1"><text:s text:c="4"/>n.ccmu4 &lt;- s['4']</text:p>
      <text:p text:style-name="P1"><text:s text:c="4"/>n.ccmu5 &lt;- s['5']</text:p>
      <text:p text:style-name="P1"><text:s text:c="4"/>n.ccmup &lt;- s['P']</text:p>
      <text:p text:style-name="P1"><text:s text:c="4"/>n.ccmud &lt;- s['D']</text:p>
      <text:p text:style-name="P1"><text:s text:c="4"/></text:p>
      <text:p text:style-name="P1"><text:s text:c="4"/>p.ccmu1 &lt;- n.ccmu1/n.rens</text:p>
      <text:p text:style-name="P1"><text:s text:c="4"/>p.ccmu2 &lt;- n.ccmu2/n.rens</text:p>
      <text:p text:style-name="P1"><text:s text:c="4"/>p.ccmu3 &lt;- n.ccmu3/n.rens</text:p>
      <text:p text:style-name="P1"><text:s text:c="4"/>p.ccmu4 &lt;- n.ccmu4/n.rens</text:p>
      <text:p text:style-name="P1"><text:s text:c="4"/>p.ccmu5 &lt;- n.ccmu5/n.rens</text:p>
      <text:p text:style-name="P1"><text:s text:c="4"/>p.ccmup &lt;- n.ccmup/n.rens</text:p>
      <text:p text:style-name="P1"><text:s text:c="4"/>p.ccmud &lt;- n.ccmud/n.rens</text:p>
      <text:p text:style-name="P1"><text:s text:c="4"/></text:p>
      <text:p text:style-name="P1"><text:s text:c="4"/>a &lt;- c(n, n.na, p.na, n.rens, p.rens, n.ccmu1, n.ccmu2, n.ccmu3, n.ccmu4, n.ccmu5, </text:p>
      <text:p text:style-name="P1"><text:s text:c="11"/>n.ccmup, n.ccmud, p.ccmu1, p.ccmu2, p.ccmu3, p.ccmu4, p.ccmu5, p.ccmup,p.ccmud)</text:p>
      <text:p text:style-name="P1"><text:s text:c="4"/></text:p>
      <text:p text:style-name="P1"><text:s text:c="4"/>names(a) &lt;- c("n", "n.na", "p.na", "n.rens", "p.rens", "n.ccmu1", "n.ccmu2", "n.ccmu3", </text:p>
      <text:p text:style-name="P1"><text:s text:c="18"/>"n.ccmu4", "n.ccmu5", "n.ccmup", "n.ccmud", "p.ccmu1", "p.ccmu2", "p.ccmu3", </text:p>
      <text:p text:style-name="P1"><text:s text:c="18"/>"p.ccmu4", "p.ccmu5", "p.ccmup", "p.ccmud")</text:p>
      <text:p text:style-name="P1"><text:s text:c="4"/></text:p>
      <text:p text:style-name="P1"><text:s text:c="4"/>return(a)</text:p>
      <text:p text:style-name="P1">}</text:p>
      <text:p text:style-name="P1"/>
      <text:p text:style-name="P1">#===============================================</text:p>
      <text:p text:style-name="P1">#</text:p>
      <text:p text:style-name="P1"># <text:span text:style-name="T1">summary.dateheure</text:span></text:p>
      <text:p text:style-name="P1">#</text:p>
      <text:p text:style-name="P1">#===============================================</text:p>
      <text:p text:style-name="P1">#' @description résumé du vecteur vx des ENTREE ou SORTIE</text:p>
      <text:p text:style-name="P1">#' @param vx vecteur ENTREE ou SORTIE</text:p>
      <text:p text:style-name="P1">#' @usage summary.ccmu(dx$SORTIE)</text:p>
      <text:p text:style-name="P1">#' @return</text:p>
      <text:p text:style-name="P1">#' </text:p>
      <text:p text:style-name="P1">summary.dateheure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s &lt;- summary(factor(vx))</text:p>
      <text:p text:style-name="P1"><text:s text:c="4"/></text:p>
      <text:p text:style-name="P1"><text:s text:c="4"/>a &lt;- c(n, n.na, p.na, n.rens, p.rens)</text:p>
      <text:p text:style-name="P1"><text:s text:c="4"/>names(a) &lt;- c("n", "n.na", "p.na", "n.rens", "p.rens")</text:p>
      <text:p text:style-name="P1"><text:s text:c="4"/></text:p>
      <text:p text:style-name="P1"><text:s text:c="4"/>return(a)</text:p>
      <text:p text:style-name="P1">}</text:p>
      <text:p text:style-name="P1"/>
      <text:p text:style-name="P1">#===============================================</text:p>
      <text:p text:style-name="P1">#</text:p>
      <text:p text:style-name="P1"># <text:span text:style-name="T1">summary.mode.sortie</text:span></text:p>
      <text:p text:style-name="P1">#</text:p>
      <text:p text:style-name="P1">#===============================================</text:p>
      <text:p text:style-name="P1">#' @description résumé du vecteur vx des MODE_SORTIE</text:p>
      <text:p text:style-name="P1">#' @param vx vecteur char MODE_SORTIE</text:p>
      <text:p text:style-name="P1">#' @usage summary.mode.sortie(dx$MODE_SORTIE)</text:p>
      <text:p text:style-name="P1">#' @return</text:p>
      <text:p text:style-name="P1">#' </text:p>
      <text:p text:style-name="P1"><text:soft-page-break/>summary.mode.sortie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s &lt;- summary(as.factor(vx))</text:p>
      <text:p text:style-name="P1"><text:s text:c="4"/></text:p>
      <text:p text:style-name="P1"><text:s text:c="4"/>n.dom &lt;- s["Domicile"]</text:p>
      <text:p text:style-name="P1"><text:s text:c="4"/>n.hosp &lt;- s["Mutation"] + s["Transfert"] </text:p>
      <text:p text:style-name="P1"><text:s text:c="4"/>n.transfert &lt;- s["Transfert"] <text:s text:c="2"/># nb de transfert</text:p>
      <text:p text:style-name="P1"><text:s text:c="4"/>n.mutation &lt;- s["Mutation"] <text:s text:c="4"/># Nombre de mutation interne</text:p>
      <text:p text:style-name="P1"><text:s text:c="4"/>n.deces &lt;- s["Décès"] <text:s text:c="10"/># nombre de décès</text:p>
      <text:p text:style-name="P1"><text:s text:c="4"/></text:p>
      <text:p text:style-name="P1"><text:s text:c="4"/>a &lt;- c(n, n.na, p.na, n.rens, p.rens, n.dom, n.hosp, n.transfert, n.mutation, n.deces)</text:p>
      <text:p text:style-name="P1"><text:s text:c="4"/>names(a) &lt;- c("n", "n.na", "p.na", "n.rens", "p.rens", "n.dom", "n.hosp", "n.transfert", "n.mutation", "n.deces")</text:p>
      <text:p text:style-name="P1"><text:s text:c="4"/></text:p>
      <text:p text:style-name="P1"><text:s text:c="4"/>return(a)</text:p>
      <text:p text:style-name="P1">}</text:p>
      <text:p text:style-name="P1"/>
      <text:p text:style-name="P1">#===============================================</text:p>
      <text:p text:style-name="P1">#</text:p>
      <text:p text:style-name="P1"># <text:span text:style-name="T1">summary.dp</text:span></text:p>
      <text:p text:style-name="P1">#</text:p>
      <text:p text:style-name="P1">#===============================================</text:p>
      <text:p text:style-name="P1">#' @description résumé du vecteur vx des DP (diagnostic principal)</text:p>
      <text:p text:style-name="P1">#' @param vx vecteur char DP</text:p>
      <text:p text:style-name="P1">#' @usage summary.dp(dx$DP)</text:p>
      <text:p text:style-name="P1">#' @return</text:p>
      <text:p text:style-name="P1">#' </text:p>
      <text:p text:style-name="P1">summary.dp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text:p>
      <text:p text:style-name="P1"><text:s text:c="4"/>a &lt;- c(n, n.na, p.na, n.rens, p.rens)</text:p>
      <text:p text:style-name="P1"><text:s text:c="4"/>names(a) &lt;- c("n", "n.na", "p.na", "n.rens", "p.rens")</text:p>
      <text:p text:style-name="P1"><text:s text:c="4"/></text:p>
      <text:p text:style-name="P1"><text:s text:c="4"/>return(a)</text:p>
      <text:p text:style-name="P1">}</text:p>
      <text:p text:style-name="P1"/>
      <text:p text:style-name="P1">#===============================================</text:p>
      <text:p text:style-name="P1">#</text:p>
      <text:p text:style-name="P1"># <text:span text:style-name="T1">summary.age</text:span></text:p>
      <text:p text:style-name="P1">#</text:p>
      <text:p text:style-name="P1">#===============================================</text:p>
      <text:p text:style-name="P1">#' @description résumé du vecteur vx des AGE</text:p>
      <text:p text:style-name="P1">#' @param vx vecteur char AGE</text:p>
      <text:p text:style-name="P1">#' @usage summary.dp(dx$AGE)</text:p>
      <text:p text:style-name="P1">#' @return</text:p>
      <text:p text:style-name="P1">#' </text:p>
      <text:p text:style-name="P1">summary.age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s.age &lt;- summary(vx)</text:p>
      <text:p text:style-name="P1"><text:s text:c="4"/># summary</text:p>
      <text:p text:style-name="P1"><text:s text:c="4"/>s &lt;- summary(vx)</text:p>
      <text:p text:style-name="P1"><text:s text:c="4"/>sd &lt;- sd(vx, na.rm = TRUE)</text:p>
      <text:p text:style-name="P1"><text:s text:c="4"/># age sans les NA</text:p>
      <text:p text:style-name="P1"><text:s text:c="4"/>n.inf1an &lt;- sum(dx$AGE &lt; 1, na.rm = TRUE) #nb de moins d'un an</text:p>
      <text:p text:style-name="P1"><text:s text:c="4"/>p.inf1an &lt;- mean(dx$AGE &lt; 1, na.rm = TRUE)</text:p>
      <text:p text:style-name="P1"><text:s text:c="4"/></text:p>
      <text:p text:style-name="P1"><text:s text:c="4"/>n.inf15an &lt;- sum(dx$AGE &lt; 15, na.rm = TRUE) #nb de moins de 15 ans</text:p>
      <text:p text:style-name="P1"><text:s text:c="4"/>p.inf15an &lt;- mean(dx$AGE &lt; 15, na.rm = TRUE)</text:p>
      <text:p text:style-name="P1"><text:s text:c="4"/></text:p>
      <text:p text:style-name="P1"><text:s text:c="4"/>n.inf18an &lt;- sum(dx$AGE &lt; 18, na.rm = TRUE)</text:p>
      <text:p text:style-name="P1"><text:s text:c="4"/>p.inf18an &lt;- mean(dx$AGE &lt; 18, na.rm = TRUE)</text:p>
      <text:p text:style-name="P1"><text:s text:c="4"/></text:p>
      <text:p text:style-name="P1"><text:soft-page-break/><text:s text:c="4"/>n.75ans &lt;- sum(dx$AGE &gt; 74, na.rm = TRUE) <text:s/>#nb de 75 ans et plus</text:p>
      <text:p text:style-name="P1"><text:s text:c="4"/>p.75ans &lt;- mean(dx$AGE &gt; 74, na.rm = TRUE)</text:p>
      <text:p text:style-name="P1"><text:s text:c="4"/></text:p>
      <text:p text:style-name="P1"><text:s text:c="4"/>n.85ans &lt;- sum(dx$AGE &gt; 84, na.rm = TRUE) <text:s/>#nb de 85 ans et plus</text:p>
      <text:p text:style-name="P1"><text:s text:c="4"/>p.85ans &lt;- mean(dx$AGE &gt; 84, na.rm = TRUE)</text:p>
      <text:p text:style-name="P1"><text:s text:c="4"/></text:p>
      <text:p text:style-name="P1"><text:s text:c="4"/>n.90ans &lt;- sum(dx$AGE &gt; 89, na.rm = TRUE) <text:s/>#nb de 90 ans et plus</text:p>
      <text:p text:style-name="P1"><text:s text:c="4"/>p.90ans &lt;- mean(dx$AGE &gt; 89, na.rm = TRUE)</text:p>
      <text:p text:style-name="P1"><text:s text:c="4"/></text:p>
      <text:p text:style-name="P1"><text:s text:c="4"/>a &lt;- c(n, n.na, p.na, n.rens, p.rens, n.inf1an, n.inf15an, n.inf18an, n.75ans, n.85ans, n.90ans,</text:p>
      <text:p text:style-name="P1"><text:s text:c="11"/>p.inf1an, p.inf15an, p.inf18an, p.75ans, p.85ans, p.90ans,</text:p>
      <text:p text:style-name="P1"><text:s text:c="11"/>s['Mean'], sd, s['Median'], s['Min.'], s['Max.'], s['1st Qu.'], s['3rd Qu.'])</text:p>
      <text:p text:style-name="P1"><text:s text:c="4"/></text:p>
      <text:p text:style-name="P1"><text:s text:c="4"/>names(a) &lt;- c("n", "n.na", "p.na", "n.rens", "p.rens","n.inf1an", "n.inf15ans", "n.inf18ans",</text:p>
      <text:p text:style-name="P1"><text:s text:c="18"/>"n.75ans", "n.85ans", "n.90ans",</text:p>
      <text:p text:style-name="P1"><text:s text:c="18"/>"p.inf1an", "p.inf15ans", "p.inf18ans", "p.75ans", "p.85ans", "p.90ans",</text:p>
      <text:p text:style-name="P1"><text:s text:c="18"/>"mean.age", "sd.age", "median.age", "min.age", "max.age", "q1", "q3")</text:p>
      <text:p text:style-name="P1"><text:s text:c="4"/></text:p>
      <text:p text:style-name="P1"><text:s text:c="4"/>return(a)</text:p>
      <text:p text:style-name="P1">}</text:p>
      <text:p text:style-name="P1"/>
      <text:p text:style-name="P1">#===============================================</text:p>
      <text:p text:style-name="P1">#</text:p>
      <text:p text:style-name="P1"># <text:span text:style-name="T1">summary.age.sexe</text:span></text:p>
      <text:p text:style-name="P1">#</text:p>
      <text:p text:style-name="P1">#===============================================</text:p>
      <text:p text:style-name="P1">#' @description résumé des vecteurs AGE et SEXE</text:p>
      <text:p text:style-name="P1">#' @param dx dataframe RPU</text:p>
      <text:p text:style-name="P1">#' @usage summary.age.sexe(dx)</text:p>
      <text:p text:style-name="P1">#' @return moyenne, écart-type, médiane par sexe</text:p>
      <text:p text:style-name="P1">#' </text:p>
      <text:p text:style-name="P1">summary.age.sexe &lt;- function(dx){</text:p>
      <text:p text:style-name="P1"><text:s text:c="4"/></text:p>
      <text:p text:style-name="P1"><text:s text:c="4"/>sd &lt;- tapply(dx$AGE, dx$SEXE, sd, na.rm = TRUE)</text:p>
      <text:p text:style-name="P1"><text:s text:c="4"/>sd.age.h &lt;- sd[['M']]</text:p>
      <text:p text:style-name="P1"><text:s text:c="4"/>sd.age.f &lt;- sd[['F']]</text:p>
      <text:p text:style-name="P1"><text:s text:c="4"/></text:p>
      <text:p text:style-name="P1"><text:s text:c="4"/>s &lt;- tapply(dx$AGE, dx$SEXE, summary)</text:p>
      <text:p text:style-name="P1"><text:s text:c="4"/></text:p>
      <text:p text:style-name="P1"><text:s text:c="4"/>mean.age.h &lt;- s[["M"]]["Mean"] # age moyen des hommes</text:p>
      <text:p text:style-name="P1"><text:s text:c="4"/>mean.age.f &lt;- s[["F"]]["Mean"] # age moyen des femmes</text:p>
      <text:p text:style-name="P1"><text:s text:c="4"/></text:p>
      <text:p text:style-name="P1"><text:s text:c="4"/>median.age.h &lt;- s[["M"]]["Median"] # age médian des hommes</text:p>
      <text:p text:style-name="P1"><text:s text:c="4"/>median.age.f &lt;- s[["F"]]["Median"] # age médian des femmes</text:p>
      <text:p text:style-name="P1"><text:s text:c="4"/></text:p>
      <text:p text:style-name="P1"><text:s text:c="4"/>a &lt;- c(mean.age.h, sd.age.h, mean.age.f, sd.age.f, median.age.h, median.age.f)</text:p>
      <text:p text:style-name="P1"><text:s text:c="4"/></text:p>
      <text:p text:style-name="P1"><text:s text:c="4"/>names(a) &lt;- c("mean.age.h", "sd.age.h", "mean.age.f", "sd.age.f", "median.age.h", </text:p>
      <text:p text:style-name="P1"><text:s text:c="18"/>"median.age.f")</text:p>
      <text:p text:style-name="P1"><text:s text:c="4"/></text:p>
      <text:p text:style-name="P1"><text:s text:c="4"/>return(a)</text:p>
      <text:p text:style-name="P1">}</text:p>
      <text:p text:style-name="P1"/>
      <text:p text:style-name="P1">#===============================================</text:p>
      <text:p text:style-name="P1">#</text:p>
      <text:p text:style-name="P1"># <text:span text:style-name="T1">pyramide.age</text:span></text:p>
      <text:p text:style-name="P1">#</text:p>
      <text:p text:style-name="P1">#===============================================</text:p>
      <text:p text:style-name="P1">#' @description pyramide des ages</text:p>
      <text:p text:style-name="P1">#' @param dx datafrae RPU ou DF à 2 colonnes: AGE et SEXE</text:p>
      <text:p text:style-name="P1">#' @param cut intervalles. Par défaut tranche d'age de 5 ans, borne sup exclue: [0-5[ ans</text:p>
      <text:p text:style-name="P1">#' @param col.h couleur pour les hommes</text:p>
      <text:p text:style-name="P1">#' @param col.f couleur pour les femmes</text:p>
      <text:p text:style-name="P1">#' @param gap largeur de la colonne age (N = 1, varie de 0 à ...)</text:p>
      <text:p text:style-name="P1">#' @details pyramid nécessite epicalc, pyramid.plot nécessite plotrix</text:p>
      <text:p text:style-name="P1"/>
      <text:p text:style-name="P1">pyramide.age &lt;- function(dx, cut = 5, gap = 1, cex = 0.8,col.h = "light green", col.f = "khaki1"){</text:p>
      <text:p text:style-name="P1"><text:s text:c="4"/># découpage du vecteur AGE en classes</text:p>
      <text:p text:style-name="P1"><text:s text:c="4"/>max = max(dx$AGE, na.rm = TRUE) </text:p>
      <text:p text:style-name="P1"><text:s text:c="4"/>min = min(dx$AGE, na.rm = TRUE)</text:p>
      <text:p text:style-name="P1"><text:s text:c="4"/>a &lt;- cut(dx$AGE, seq(from = min, to = max, by = cut), include.lowest = TRUE, right = FALSE)</text:p>
      <text:p text:style-name="P1"><text:s text:c="4"/># division en 2 classes</text:p>
      <text:p text:style-name="P1"><text:s text:c="4"/>h &lt;- as.vector(100 * table(a[dx$SEXE == "M"])/n.rpu)</text:p>
      <text:p text:style-name="P1"><text:s text:c="4"/>f &lt;- as.vector(100 * table(a[dx$SEXE == "F"])/n.rpu)</text:p>
      <text:p text:style-name="P1"><text:soft-page-break/><text:s text:c="4"/># graphe</text:p>
      <text:p text:style-name="P1"><text:s text:c="4"/>p &lt;- pyramid.plot(h,f,</text:p>
      <text:p text:style-name="P1"><text:s text:c="17"/>labels = names(table(a)), </text:p>
      <text:p text:style-name="P1"><text:s text:c="17"/>top.labels = c("Hommes", "Age", "Femmes"), </text:p>
      <text:p text:style-name="P1"><text:s text:c="17"/>main = "Pyramide des ages", </text:p>
      <text:p text:style-name="P1"><text:s text:c="17"/>lxcol = col.h, rxcol = col.f,</text:p>
      <text:p text:style-name="P1"><text:s text:c="17"/>labelcex = cex,</text:p>
      <text:p text:style-name="P1"><text:s text:c="17"/>gap = gap</text:p>
      <text:p text:style-name="P1"><text:s text:c="16"/>)</text:p>
      <text:p text:style-name="P1"><text:s text:c="4"/>return(p)</text:p>
      <text:p text:style-name="P1">}</text:p>
      <text:p text:style-name="P1"/>
      <text:p text:style-name="P1">#===============================================</text:p>
      <text:p text:style-name="P1">#</text:p>
      <text:p text:style-name="P1"># <text:span text:style-name="T1">tarru</text:span></text:p>
      <text:p text:style-name="P1">#</text:p>
      <text:p text:style-name="P1">#===============================================</text:p>
      <text:p text:style-name="P1">#' @description Taux de Recours régional aux Urgences</text:p>
      <text:p text:style-name="P1">#' @param pop.region population régionale de référence</text:p>
      <text:p text:style-name="P1">#' @param cp vecteur des codes postaux. Détermine le nb de RPU générés par des Alsaciens</text:p>
      <text:p text:style-name="P1">#' @usage pop.region &lt;- pop.als.tot.2014 &lt;- 1868773</text:p>
      <text:p text:style-name="P1">#' <text:s text:c="7"/>tarru(dx$CODE_POSTAL, pop.als.tot.2014)</text:p>
      <text:p text:style-name="P1"/>
      <text:p text:style-name="P1">tarru &lt;- function(cp, pop.region, rpu.region){</text:p>
      <text:p text:style-name="P1"><text:s text:c="4"/>rpu.region &lt;- sum(sapply(cp, is.cpals))</text:p>
      <text:p text:style-name="P1"><text:s text:c="4"/>tarru &lt;- rpu.region * 100 / pop.region</text:p>
      <text:p text:style-name="P1"><text:s text:c="4"/>return(tarru)</text:p>
      <text:p text:style-name="P1">}</text:p>
      <text:p text:style-name="P1"/>
      <text:p text:style-name="P1">#===============================================</text:p>
      <text:p text:style-name="P1">#</text:p>
      <text:p text:style-name="P1"># <text:span text:style-name="T1">summary.wday</text:span></text:p>
      <text:p text:style-name="P1">#</text:p>
      <text:p text:style-name="P1">#===============================================</text:p>
      <text:p text:style-name="P1">#' @description à partir du vecteur vx des ENTREE, retourne le nombre de RPU</text:p>
      <text:p text:style-name="P1">#' <text:s text:c="17"/>pour chaque jour de la semaine</text:p>
      <text:p text:style-name="P1">#' @param vx vecteur datetime</text:p>
      <text:p text:style-name="P1">#' @ return vecteur nommé commençant le lundi</text:p>
      <text:p text:style-name="P1">#' @usage summary.wday(dx$ENTREE)</text:p>
      <text:p text:style-name="P1">#' </text:p>
      <text:p text:style-name="P1">summary.wday &lt;- function(vx){</text:p>
      <text:p text:style-name="P1"><text:s text:c="4"/>a &lt;- tapply(as.Date(vx), wday(as.Date(vx), label = TRUE), length)</text:p>
      <text:p text:style-name="P1"><text:s text:c="4"/>names(a) &lt;- c("Dim","Lun","Mar","Mer","Jeu","Ven","Sam")</text:p>
      <text:p text:style-name="P1"><text:s text:c="4"/>b &lt;- a[2:7]</text:p>
      <text:p text:style-name="P1"><text:s text:c="4"/>a &lt;- c(b, a[1])</text:p>
      <text:p text:style-name="P1"><text:s text:c="4"/>return(a)</text:p>
      <text:p text:style-name="P1">}</text:p>
      <text:p text:style-name="P1"/>
      <text:p text:style-name="P1">#===============================================</text:p>
      <text:p text:style-name="P1">#</text:p>
      <text:p text:style-name="P1"># <text:span text:style-name="T1">summary.cp</text:span></text:p>
      <text:p text:style-name="P1">#</text:p>
      <text:p text:style-name="P1">#===============================================</text:p>
      <text:p text:style-name="P1">#' @description résumé du vecteur vx des CODE_POSTAL (cp)</text:p>
      <text:p text:style-name="P1">#' @param vx vecteur char CODE_POSTAL</text:p>
      <text:p text:style-name="P1">#' @details NECESSITE LA BIBLIOTHEQUE RPU_Doc/mes.constantes</text:p>
      <text:p text:style-name="P1">#' @usage summary.cp(dx$CODE_POSTAL)</text:p>
      <text:p text:style-name="P1">#' @return - nb de CP renseignés</text:p>
      <text:p text:style-name="P1">#' <text:s text:c="9"/>- nb de résidents alsaciens</text:p>
      <text:p text:style-name="P1">#' <text:s text:c="9"/>- nb d'étrangers</text:p>
      <text:p text:style-name="P1">#' </text:p>
      <text:p text:style-name="P1">summary.cp &lt;- function(vx){</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text:p>
      <text:p text:style-name="P1"><text:s text:c="4"/>n.residents &lt;- sum(sapply(vx, is.cpals))</text:p>
      <text:p text:style-name="P1"><text:s text:c="4"/>n.etrangers &lt;- n.rens - n.residents</text:p>
      <text:p text:style-name="P1"><text:s text:c="4"/></text:p>
      <text:p text:style-name="P1"><text:s text:c="4"/>a &lt;- c(n, n.na, p.na, n.rens, p.rens,n.residents, n.etrangers)</text:p>
      <text:p text:style-name="P1"><text:s text:c="4"/>names(a) &lt;- c("n", "n.na", "p.na", "n.rens", "p.rens", "n.residents", "n.etrangers")</text:p>
      <text:p text:style-name="P1"><text:s text:c="4"/></text:p>
      <text:p text:style-name="P1"><text:soft-page-break/><text:s text:c="4"/>return(a)</text:p>
      <text:p text:style-name="P1">}</text:p>
      <text:p text:style-name="P1"/>
      <text:p text:style-name="P1">#===============================================</text:p>
      <text:p text:style-name="P1">#</text:p>
      <text:p text:style-name="P1"># <text:span text:style-name="T1">analyse_type_etablissement</text:span></text:p>
      <text:p text:style-name="P1">#</text:p>
      <text:p text:style-name="P1">#===============================================</text:p>
      <text:p text:style-name="P1">#' @description fournit une liste d'indicateur à partir des données d'un établissement</text:p>
      <text:p text:style-name="P1">#' <text:s text:c="13"/>ou d'un groupe d'établissements. Voir rapport 2014: Analyse par type d'étblissement</text:p>
      <text:p text:style-name="P1">#' @param es dataframe RPU (es = établissement de santé)</text:p>
      <text:p text:style-name="P1">#' @usage # es non SAMU, siège de SMUR</text:p>
      <text:p text:style-name="P1">#' <text:s text:c="9"/>es &lt;- dx[dx$FINESS %in% c("Wis","Hag","Sav","Sel","Col"),]</text:p>
      <text:p text:style-name="P1">#' <text:s text:c="9"/>analyse_type_etablissement(es)</text:p>
      <text:p text:style-name="P1">#' </text:p>
      <text:p text:style-name="P1">analyse_type_etablissement &lt;- function(es){</text:p>
      <text:p text:style-name="P1"><text:s text:c="4"/># nombre de passages déclarés</text:p>
      <text:p text:style-name="P1"><text:s text:c="4"/>n.passages &lt;- nrow(es)</text:p>
      <text:p text:style-name="P1"><text:s text:c="4"/></text:p>
      <text:p text:style-name="P1"><text:s text:c="4"/>s &lt;- summary.age(es$AGE)# summary</text:p>
      <text:p text:style-name="P1"><text:s text:c="4"/># Nombre de RPU avec un âge renseigné</text:p>
      <text:p text:style-name="P1"><text:s text:c="4"/>n.age.ren &lt;- s["n.rens"]</text:p>
      <text:p text:style-name="P1"><text:s text:c="4"/>n.inf1an &lt;- s["n.inf1an"]</text:p>
      <text:p text:style-name="P1"><text:s text:c="4"/>n.inf15ans &lt;- s["n.inf15ans"]</text:p>
      <text:p text:style-name="P1"><text:s text:c="4"/>n.75ans &lt;- s["n.75ans"]</text:p>
      <text:p text:style-name="P1"><text:s text:c="4"/></text:p>
      <text:p text:style-name="P1"><text:s text:c="4"/>s &lt;- summary.cp(es$CODE_POSTAL)</text:p>
      <text:p text:style-name="P1"><text:s text:c="4"/># Nombre de RPU avec un code postal renseigné</text:p>
      <text:p text:style-name="P1"><text:s text:c="4"/>n.cp.rens &lt;- s["n.rens"]</text:p>
      <text:p text:style-name="P1"><text:s text:c="4"/># Nombre ne veant pas de la région</text:p>
      <text:p text:style-name="P1"><text:s text:c="4"/>n.etrangers &lt;- s["n.etrangers"]</text:p>
      <text:p text:style-name="P1"><text:s text:c="4"/></text:p>
      <text:p text:style-name="P1"><text:s text:c="4"/># par jour de semaine</text:p>
      <text:p text:style-name="P1"><text:s text:c="4"/>s &lt;- summary.wday(es$ENTREE)</text:p>
      <text:p text:style-name="P1"><text:s text:c="4"/>n.lun &lt;- s[1]</text:p>
      <text:p text:style-name="P1"><text:s text:c="4"/>n.mar &lt;- s[2]</text:p>
      <text:p text:style-name="P1"><text:s text:c="4"/>n.mer &lt;- s[3]</text:p>
      <text:p text:style-name="P1"><text:s text:c="4"/>n.jeu &lt;- s[4]</text:p>
      <text:p text:style-name="P1"><text:s text:c="4"/>n.ven &lt;- s[5]</text:p>
      <text:p text:style-name="P1"><text:s text:c="4"/>n.sam &lt;- s[6]</text:p>
      <text:p text:style-name="P1"><text:s text:c="4"/>n.dim &lt;- s[7]</text:p>
      <text:p text:style-name="P1"><text:s text:c="4"/></text:p>
      <text:p text:style-name="P1"><text:s text:c="4"/># passages de nuit</text:p>
      <text:p text:style-name="P1"><text:s text:c="4"/>n.nuit &lt;- passage(horaire(es$ENTREE), "nuit")[1]</text:p>
      <text:p text:style-name="P1"><text:s text:c="4"/># p.nuit &lt;- passage(horaire(es$ENTREE), "nuit")[2]</text:p>
      <text:p text:style-name="P1"><text:s text:c="4"/></text:p>
      <text:p text:style-name="P1"><text:s text:c="4"/># passage en PDS</text:p>
      <text:p text:style-name="P1"><text:s text:c="4"/>t &lt;- table(pdsa(es$ENTREE))</text:p>
      <text:p text:style-name="P1"><text:s text:c="4"/>n.pds &lt;- t["PDSS"] + t["PDSWE"]</text:p>
      <text:p text:style-name="P1"><text:s text:c="4"/></text:p>
      <text:p text:style-name="P1"><text:s text:c="4"/>#Nombre de RPU avec une date et heure d'entrée renseignées</text:p>
      <text:p text:style-name="P1"><text:s text:c="4"/>s &lt;- summary.dateheure(es$ENTREE)</text:p>
      <text:p text:style-name="P1"><text:s text:c="4"/>n.h.rens &lt;- s["n.rens"]</text:p>
      <text:p text:style-name="P1"><text:s text:c="4"/></text:p>
      <text:p text:style-name="P1"><text:s text:c="4"/># nombre avec moyen de transport renseigné</text:p>
      <text:p text:style-name="P1"><text:s text:c="4"/>s &lt;- summary.transport(es$TRANSPORT)</text:p>
      <text:p text:style-name="P1"><text:s text:c="4"/>n.trans.rens &lt;- s["n.rens"]</text:p>
      <text:p text:style-name="P1"><text:s text:c="4"/>n.fo &lt;- s["FO"]</text:p>
      <text:p text:style-name="P1"><text:s text:c="4"/>n.heli &lt;- s["HELI"]</text:p>
      <text:p text:style-name="P1"><text:s text:c="4"/>n.perso &lt;- s["PERSO"]</text:p>
      <text:p text:style-name="P1"><text:s text:c="4"/>n.smur &lt;- s["SMUR"]</text:p>
      <text:p text:style-name="P1"><text:s text:c="4"/>n.vsav &lt;- s["VSAB"]</text:p>
      <text:p text:style-name="P1"><text:s text:c="4"/>n.ambu &lt;- s["AMBU"]</text:p>
      <text:p text:style-name="P1"><text:s text:c="4"/></text:p>
      <text:p text:style-name="P1"><text:s text:c="4"/># nombre avec CCMU renseigné</text:p>
      <text:p text:style-name="P1"><text:s text:c="4"/>s &lt;- summary.ccmu(es$GRAVITE)</text:p>
      <text:p text:style-name="P1"><text:s text:c="4"/>n.ccmu.rens &lt;- s["n.rens"]</text:p>
      <text:p text:style-name="P1"><text:s text:c="4"/>n.ccmu1 &lt;- s["CCMU1"]</text:p>
      <text:p text:style-name="P1"><text:s text:c="4"/>n.ccmu2 &lt;- s["CCMU2"]</text:p>
      <text:p text:style-name="P1"><text:s text:c="4"/>n.ccmu3 &lt;- s["CCMU3"]</text:p>
      <text:p text:style-name="P1"><text:s text:c="4"/>n.ccmu4 &lt;- s["CCMU4"]</text:p>
      <text:p text:style-name="P1"><text:s text:c="4"/>n.ccmu5 &lt;- s["CCMU5"]</text:p>
      <text:p text:style-name="P1"><text:s text:c="4"/>n.ccmuP &lt;- s["CCMU P"]</text:p>
      <text:p text:style-name="P1"><text:s text:c="4"/>n.ccmuD &lt;- s["CCMU D"]</text:p>
      <text:p text:style-name="P1"><text:soft-page-break/><text:s text:c="4"/>n.ccmu45 &lt;- n.ccmu4 + n.ccmu5</text:p>
      <text:p text:style-name="P1"><text:s text:c="4"/></text:p>
      <text:p text:style-name="P1"><text:s text:c="4"/># nombre de sorties conformes</text:p>
      <text:p text:style-name="P1"><text:s text:c="4"/>s &lt;- summary.passages(duree.passage2(es))</text:p>
      <text:p text:style-name="P1"><text:s text:c="4"/>n.sorties.conf &lt;- s["n.conforme"]</text:p>
      <text:p text:style-name="P1"><text:s text:c="4"/>mean.passage &lt;- s["duree.moyenne.passage"]</text:p>
      <text:p text:style-name="P1"><text:s text:c="4"/>median.passage &lt;- s["duree.mediane.passage"]</text:p>
      <text:p text:style-name="P1"><text:s text:c="4"/></text:p>
      <text:p text:style-name="P1"><text:s text:c="4"/>n.passage4 &lt;- s["n.passage4"] # nb de passages de moins de 4 heures</text:p>
      <text:p text:style-name="P1"><text:s text:c="4"/>n.hosp.passage4 &lt;- s["n.hosp.passage4"] # nb de passages de moins de 4 heures suivi hospit.</text:p>
      <text:p text:style-name="P1"><text:s text:c="4"/>n.dom.passage4 &lt;- s["n.dom.passage4"] # nb de passages de moins de 4 heures suivi retour dom.</text:p>
      <text:p text:style-name="P1"><text:s text:c="4"/>n.dom <text:s/>&lt;- s["n.dom"] # nb total de retour à domicile</text:p>
      <text:p text:style-name="P1"><text:s text:c="4"/>n.hosp <text:s/>&lt;- s["n.hosp"]</text:p>
      <text:p text:style-name="P1"><text:s text:c="4"/>n.transfert <text:s/>&lt;- s["n.transfert"]</text:p>
      <text:p text:style-name="P1"><text:s text:c="4"/>n.deces &lt;- s["n.deces"]</text:p>
      <text:p text:style-name="P1"><text:s text:c="4"/></text:p>
      <text:p text:style-name="P1"><text:s text:c="4"/># Nombre de RPU avec un mode de sortie renseigné</text:p>
      <text:p text:style-name="P1"><text:s text:c="4"/>s &lt;- summary.mode.sortie(es$MODE_SORTIE)</text:p>
      <text:p text:style-name="P1"><text:s text:c="4"/>n.mode.sortie &lt;- s["n.rens"]</text:p>
      <text:p text:style-name="P1"><text:s text:c="4"/>n.dom2 &lt;- s["n.dom"]</text:p>
      <text:p text:style-name="P1"><text:s text:c="4"/>n.transfert2 &lt;- s["n.transfert"]</text:p>
      <text:p text:style-name="P1"><text:s text:c="4"/>n.mutation2 &lt;- s["n.mutation"]</text:p>
      <text:p text:style-name="P1"><text:s text:c="4"/>n.deces2 &lt;- s["n.deces"]</text:p>
      <text:p text:style-name="P1"><text:s text:c="4"/>n.hosp2 &lt;- s["n.hosp"]</text:p>
      <text:p text:style-name="P1"><text:s text:c="4"/></text:p>
      <text:p text:style-name="P1"><text:s text:c="4"/>a &lt;- c(n.passages, n.age.ren, n.inf1an, n.inf15ans, n.75ans, n.cp.rens, n.etrangers, n.lun,</text:p>
      <text:p text:style-name="P1"><text:s text:c="11"/>n.mar, n.mer, n.jeu, n.ven, n.sam, n.dim, n.nuit, n.pds, n.h.rens, n.trans.rens, n.fo,</text:p>
      <text:p text:style-name="P1"><text:s text:c="11"/>n.heli, n.perso, n.smur, n.vsav, n.ambu, n.ccmu.rens, n.ccmu1, n.ccmu2, n.ccmu3, n.ccmu4,</text:p>
      <text:p text:style-name="P1"><text:s text:c="11"/>n.ccmu5, n.ccmuP, n.ccmuD, n.ccmu45, n.sorties.conf, mean.passage, median.passage,</text:p>
      <text:p text:style-name="P1"><text:s text:c="11"/>n.passage4, n.hosp.passage4, n.dom.passage4, n.dom, n.hosp, n.transfert, n.deces, n.mode.sortie,</text:p>
      <text:p text:style-name="P1"><text:s text:c="11"/>n.mutation2)</text:p>
      <text:p text:style-name="P1"><text:s text:c="4"/></text:p>
      <text:p text:style-name="P1"><text:s text:c="4"/>names(a) &lt;- c("n.passages", "n.age.ren", "n.inf1an", "n.inf15ans", "n.75ans", "n.cp.rens",</text:p>
      <text:p text:style-name="P1"><text:s text:c="18"/>"n.etrangers", "n.lun", "n.mar", "n.mer", "n.jeu", "n.ven", "n.sam", "n.dim", </text:p>
      <text:p text:style-name="P1"><text:s text:c="18"/>"n.nuit", "n.pds", "n.h.rens", "n.trans.rens", "n.fo",</text:p>
      <text:p text:style-name="P1"><text:s text:c="18"/>"n.heli", "n.perso", "n.smur", "n.vsav", "n.ambu", "n.ccmu.rens", "n.ccmu1", </text:p>
      <text:p text:style-name="P1"><text:s text:c="18"/>"n.ccmu2", "n.ccmu3", "n.ccmu4",</text:p>
      <text:p text:style-name="P1"><text:s text:c="18"/>"n.ccmu5", "n.ccmuP", "n.ccmuD", "n.ccmu45", "n.sorties.conf", "mean.passage", </text:p>
      <text:p text:style-name="P1"><text:s text:c="18"/>"median.passage", "n.passage4", "n.hosp.passage4", "n.dom.passage4", "n.dom", </text:p>
      <text:p text:style-name="P1"><text:s text:c="18"/>"n.hosp", "n.transfert", "n.deces", "n.mode.sortie",</text:p>
      <text:p text:style-name="P1"><text:s text:c="18"/>"n.mutation2")</text:p>
      <text:p text:style-name="P1"><text:s text:c="4"/></text:p>
      <text:p text:style-name="P1"><text:s text:c="4"/>return(a)</text:p>
      <text:p text:style-name="P1">}</text:p>
      <text:p text:style-name="P1"/>
      <text:p text:style-name="P1">#===============================================</text:p>
      <text:p text:style-name="P1">#</text:p>
      <text:p text:style-name="P1"># <text:span text:style-name="T1">summary.destination</text:span></text:p>
      <text:p text:style-name="P1">#</text:p>
      <text:p text:style-name="P1">#===============================================</text:p>
      <text:p text:style-name="P1">#' @description résumé du vecteur vx des DESTINATION</text:p>
      <text:p text:style-name="P1">#' @param dx dataframe RPU</text:p>
      <text:p text:style-name="P1">#' @param correction = TRUE: on ne retient que les destinations </text:p>
      <text:p text:style-name="P1">#' <text:s text:c="26"/>correspondant à une hospitalisation</text:p>
      <text:p text:style-name="P1">#'</text:p>
      <text:p text:style-name="P1"/>
      <text:p text:style-name="P1">summary.destination &lt;- function(dx, correction = TRUE){</text:p>
      <text:p text:style-name="P1"><text:s text:c="4"/>if(correction == TRUE){</text:p>
      <text:p text:style-name="P1"><text:s text:c="8"/>vx &lt;- dx$DESTINATION[dx$MODE_SORTIE %in% c("Mutation","Transfert")]</text:p>
      <text:p text:style-name="P1"><text:s text:c="4"/>}</text:p>
      <text:p text:style-name="P1"><text:s text:c="4"/>else{</text:p>
      <text:p text:style-name="P1"><text:s text:c="8"/>vx &lt;- dx$DESTINATION</text:p>
      <text:p text:style-name="P1"><text:s text:c="4"/>}</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text:p>
      <text:p text:style-name="P1"><text:s text:c="4"/>a &lt;- c(n, n.na, p.na, n.rens, p.rens)</text:p>
      <text:p text:style-name="P1"><text:s text:c="4"/>names(a) &lt;- c("n", "n.na", "p.na", "n.rens", "p.rens")</text:p>
      <text:p text:style-name="P1"><text:s text:c="4"/></text:p>
      <text:p text:style-name="P1"><text:s text:c="4"/>return(a)</text:p>
      <text:p text:style-name="P1">}</text:p>
      <text:p text:style-name="P1"/>
      <text:p text:style-name="P1">#===============================================</text:p>
      <text:p text:style-name="P1">#</text:p>
      <text:p text:style-name="P1"># <text:span text:style-name="T1">summary.orientation</text:span></text:p>
      <text:p text:style-name="P1">#</text:p>
      <text:p text:style-name="P1">#===============================================</text:p>
      <text:p text:style-name="P1">#' @description résumé du vecteur vx des ORIENTATION</text:p>
      <text:p text:style-name="P1">#' @param dx dataframe RPU</text:p>
      <text:p text:style-name="P1">#' @param correction = TRUE: on ne retient que les orientation </text:p>
      <text:p text:style-name="P1">#' <text:s text:c="26"/>correspondant à une hospitalisation</text:p>
      <text:p text:style-name="P1">#'</text:p>
      <text:p text:style-name="P1"/>
      <text:p text:style-name="P1">summary.orientation &lt;- function(dx, correction = TRUE){</text:p>
      <text:p text:style-name="P1"><text:s text:c="4"/>if(correction == TRUE){</text:p>
      <text:p text:style-name="P1"><text:s text:c="8"/>vx &lt;- dx$ORIENTATION[dx$MODE_SORTIE %in% c("Mutation","Transfert")]</text:p>
      <text:p text:style-name="P1"><text:s text:c="4"/>}</text:p>
      <text:p text:style-name="P1"><text:s text:c="4"/>else{</text:p>
      <text:p text:style-name="P1"><text:s text:c="8"/>vx &lt;- dx$ORIENTATION</text:p>
      <text:p text:style-name="P1"><text:s text:c="4"/>}</text:p>
      <text:p text:style-name="P1"><text:s text:c="4"/>n &lt;- length(vx) # nb de valeurs</text:p>
      <text:p text:style-name="P1"><text:s text:c="4"/>n.na &lt;- sum(is.na(vx)) # nb de valeurs non renseignées</text:p>
      <text:p text:style-name="P1"><text:s text:c="4"/>p.na &lt;- mean(is.na(vx)) # % de valeurs non renseignées</text:p>
      <text:p text:style-name="P1"><text:s text:c="4"/>n.rens &lt;- sum(!is.na(vx)) # nb de valeurs renseignées</text:p>
      <text:p text:style-name="P1"><text:s text:c="4"/>p.rens &lt;- mean(!is.na(vx)) # % de valeurs renseignées</text:p>
      <text:p text:style-name="P1"><text:s text:c="4"/></text:p>
      <text:p text:style-name="P1"><text:s text:c="4"/>a &lt;- c(n, n.na, p.na, n.rens, p.rens)</text:p>
      <text:p text:style-name="P1"><text:s text:c="4"/>names(a) &lt;- c("n", "n.na", "p.na", "n.rens", "p.rens")</text:p>
      <text:p text:style-name="P1"><text:s text:c="4"/></text:p>
      <text:p text:style-name="P1"><text:s text:c="4"/>return(a)</text:p>
      <text:p text:style-name="P1">}</text:p>
      <text:p text:style-name="P1"/>
      <text:p text:style-name="P1">#===============================================</text:p>
      <text:p text:style-name="P1">#</text:p>
      <text:p text:style-name="P1"># <text:span text:style-name="T1">summary.cp</text:span></text:p>
      <text:p text:style-name="P1">#</text:p>
      <text:p text:style-name="P1">#===============================================</text:p>
      <text:p text:style-name="P1">#' @description résumé du vecteur vx des CODE_POSTAL (cp)</text:p>
      <text:p text:style-name="P1">#' </text:p>
      <text:p text:style-name="P1">#' TODO</text:p>
      <text:p text:style-name="P1">#' </text:p>
      <text:p text:style-name="P1"/>
      <text:p text:style-name="P1">#===============================================</text:p>
      <text:p text:style-name="P1">#</text:p>
      <text:p text:style-name="P1"># <text:span text:style-name="T1">evolution</text:span></text:p>
      <text:p text:style-name="P1">#</text:p>
      <text:p text:style-name="P1">#===============================================</text:p>
      <text:p text:style-name="P1">#' @description calcule l'évolution entre 2 chiffres</text:p>
      <text:p text:style-name="P1"><text:soft-page-break/>#' @param a chiffre de l'année courante</text:p>
      <text:p text:style-name="P1">#' @param b chiffre de l'année précédente</text:p>
      <text:p text:style-name="P1">#' @return pourcentage d'augmentation ou de diminution</text:p>
      <text:p text:style-name="P1">#' @usage evolution(n.rpu, n.rpu.2013)</text:p>
      <text:p text:style-name="P1"/>
      <text:p text:style-name="P1">evolution &lt;- function(a, b){</text:p>
      <text:p text:style-name="P1"><text:s text:c="4"/>return((a - b)/b)</text:p>
      <text:p text:style-name="P1">}</text:p>
      <text:p text:style-name="P1"/>
      <text:p text:style-name="P1">#===============================================</text:p>
      <text:p text:style-name="P1">#</text:p>
      <text:p text:style-name="P1"># <text:span text:style-name="T1">mn2h</text:span></text:p>
      <text:p text:style-name="P1">#</text:p>
      <text:p text:style-name="P1">#===============================================</text:p>
      <text:p text:style-name="P1">#' @description transforme des minutes en heure/mn</text:p>
      <text:p text:style-name="P1">#' @param x integer = nombre de minutes</text:p>
      <text:p text:style-name="P1">#' @return char</text:p>
      <text:p text:style-name="P1">#' @usage </text:p>
      <text:p text:style-name="P1">#' </text:p>
      <text:p text:style-name="P1"/>
      <text:p text:style-name="P1">mn2h &lt;- function(x){</text:p>
      <text:p text:style-name="P1"><text:s text:c="4"/>h &lt;- floor(x/60)</text:p>
      <text:p text:style-name="P1"><text:s text:c="4"/>mn &lt;- round((x/60 - h) * 60, 0)</text:p>
      <text:p text:style-name="P1"><text:s text:c="4"/>a &lt;- paste0(h, "h", mn)</text:p>
      <text:p text:style-name="P1"><text:s text:c="4"/>return(a)</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T1" style:family="text">
      <style:text-properties officeooo:rsid="001c9f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full">/Users/jcb/Documents/Stat Resural/RPU_Doc/Routines_Doc/Rapport.odt</text:file-name> <text:s text:c="2"/><text:span text:style-name="MT1">[</text:span><text:span text:style-name="MT1"><text:date style:data-style-name="N37" text:date-value="2015-08-24T14:39:05.300426054" text:fixed="true">24/08/15</text:date></text:span><text:span text:style-name="MT1">] <text:s/><text:tab/></text:span><text:span text:style-name="MT1"><text:page-number text:select-page="current">2</text:page-number></text:span><text:span text:style-name="MT1">/</text:span><text:span text:style-name="MT1"><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4:21:46.252841000</meta:creation-date>
    <dc:date>2015-08-24T14:39:54.728931000</dc:date>
    <meta:editing-duration>PT18M8S</meta:editing-duration>
    <meta:editing-cycles>2</meta:editing-cycles>
    <meta:generator>LibreOffice/4.3.7.2$MacOSX_X86_64 LibreOffice_project/8a35821d8636a03b8bf4e15b48f59794652c68ba</meta:generator>
    <meta:document-statistic meta:table-count="0" meta:image-count="0" meta:object-count="0" meta:page-count="17" meta:paragraph-count="1183" meta:word-count="5388" meta:character-count="44225" meta:non-whitespace-character-count="35668"/>
  </office:meta>
</office:document-meta>
</file>